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09pt"/>
    </style:style>
    <style:style style:name="co2" style:family="table-column">
      <style:table-column-properties fo:break-before="auto" style:column-width="28.8pt"/>
    </style:style>
    <style:style style:name="co3" style:family="table-column">
      <style:table-column-properties fo:break-before="auto" style:column-width="58.11pt"/>
    </style:style>
    <style:style style:name="co4" style:family="table-column">
      <style:table-column-properties fo:break-before="auto" style:column-width="43.46pt"/>
    </style:style>
    <style:style style:name="co5" style:family="table-column">
      <style:table-column-properties fo:break-before="auto" style:column-width="30.36pt"/>
    </style:style>
    <style:style style:name="co6" style:family="table-column">
      <style:table-column-properties fo:break-before="auto" style:column-width="25.71pt"/>
    </style:style>
    <style:style style:name="co7" style:family="table-column">
      <style:table-column-properties fo:break-before="auto" style:column-width="24.89pt"/>
    </style:style>
    <style:style style:name="co8" style:family="table-column">
      <style:table-column-properties fo:break-before="auto" style:column-width="48.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1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16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17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8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19" style:family="table-cell" style:parent-style-name="Pivot_20_Table_20_Value" style:data-style-name="N0">
      <style:table-cell-properties fo:border-bottom="2.01pt solid #000000" fo:border-left="none" fo:border-right="0.99pt solid #000000" fo:border-top="none"/>
    </style:style>
    <style:style style:name="ce20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1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2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3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4" style:family="table-cell" style:parent-style-name="Pivot_20_Table_20_Result" style:data-style-name="N0">
      <style:table-cell-properties fo:border-bottom="2.01pt solid #000000" fo:border-left="0.99pt solid #000000" fo:border-right="2.01pt solid #000000" fo:border-top="none"/>
    </style:style>
  </office:automatic-styles>
  <office:body>
    <office:spreadsheet>
      <table:calculation-settings table:automatic-find-labels="false"/>
      <table:table table:name="Accou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5" table:default-cell-style-name="Default"/>
        <table:table-row table:style-name="ro1">
          <table:table-cell office:value-type="string" calcext:value-type="string">
            <text:p>Cost_Center</text:p>
          </table:table-cell>
          <table:table-cell office:value-type="string" calcext:value-type="string">
            <text:p>Sign</text:p>
          </table:table-cell>
          <table:table-cell table:style-name="Default" office:value-type="string" calcext:value-type="string">
            <text:p>Period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yr</text:p>
          </table:table-cell>
          <table:table-cell office:value-type="string" calcext:value-type="string">
            <text:p>m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DB</text:p>
          </table:table-cell>
          <table:table-cell table:number-columns-repeated="6"/>
          <table:table-cell office:value-type="string" calcext:value-type="string">
            <text:p>Item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DB</text:p>
          </table:table-cell>
        </table:table-row>
        <table:table-row table:style-name="ro1">
          <table:table-cell office:value-type="string" calcext:value-type="string">
            <text:p>ShareCap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01-01</text:p>
          </table:table-cell>
          <table:table-cell office:value-type="float" office:value="1000" calcext:value-type="float">
            <text:p>100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ual</text:p>
          </table:table-cell>
          <table:table-cell table:formula="of:=INDEX([.T$2:.T$6];MATCH([.$A2];[.$S$2:.$S$6];0))*[.$D2]*[.$B2]" office:value-type="float" office:value="1000" calcext:value-type="float">
            <text:p>1000</text:p>
          </table:table-cell>
          <table:table-cell table:formula="of:=INDEX([.U$2:.U$6];MATCH([.$A2];[.$S$2:.$S$6];0))*[.$D2]*[.$B2]" office:value-type="float" office:value="0" calcext:value-type="float">
            <text:p>0</text:p>
          </table:table-cell>
          <table:table-cell table:formula="of:=INDEX([.V$2:.V$6];MATCH([.$A2];[.$S$2:.$S$6];0))*[.$D2]*[.$B2]" office:value-type="float" office:value="1000" calcext:value-type="float">
            <text:p>1000</text:p>
          </table:table-cell>
          <table:table-cell table:formula="of:=INDEX([.W$2:.W$6];MATCH([.$A2];[.$S$2:.$S$6];0))*[.$D2]*[.$B2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ShareCapi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8-01-01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ual</text:p>
          </table:table-cell>
          <table:table-cell table:formula="of:=INDEX([.T$2:.T$6];MATCH([.$A3];[.$S$2:.$S$6];0))*[.$D3]*[.$B3]" office:value-type="float" office:value="-10" calcext:value-type="float">
            <text:p>-10</text:p>
          </table:table-cell>
          <table:table-cell table:formula="of:=INDEX([.U$2:.U$6];MATCH([.$A3];[.$S$2:.$S$6];0))*[.$D3]*[.$B3]" office:value-type="float" office:value="-10" calcext:value-type="float">
            <text:p>-10</text:p>
          </table:table-cell>
          <table:table-cell table:formula="of:=INDEX([.V$2:.V$6];MATCH([.$A3];[.$S$2:.$S$6];0))*[.$D3]*[.$B3]" office:value-type="float" office:value="-0" calcext:value-type="float">
            <text:p>0</text:p>
          </table:table-cell>
          <table:table-cell table:formula="of:=INDEX([.W$2:.W$6];MATCH([.$A3];[.$S$2:.$S$6];0))*[.$D3]*[.$B3]" office:value-type="float" office:value="-0" calcext:value-type="float">
            <text:p>0</text:p>
          </table:table-cell>
          <table:table-cell table:number-columns-repeated="6"/>
          <table:table-cell office:value-type="string" calcext:value-type="string">
            <text:p>WorkingCapi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8-01-01</text:p>
          </table:table-cell>
          <table:table-cell office:value-type="float" office:value="-0.65" calcext:value-type="float">
            <text:p>-0.65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ual</text:p>
          </table:table-cell>
          <table:table-cell table:formula="of:=INDEX([.T$2:.T$6];MATCH([.$A4];[.$S$2:.$S$6];0))*[.$D4]*[.$B4]" office:value-type="float" office:value="0.65" calcext:value-type="float">
            <text:p>0.65</text:p>
          </table:table-cell>
          <table:table-cell table:formula="of:=INDEX([.U$2:.U$6];MATCH([.$A4];[.$S$2:.$S$6];0))*[.$D4]*[.$B4]" office:value-type="float" office:value="0.65" calcext:value-type="float">
            <text:p>0.65</text:p>
          </table:table-cell>
          <table:table-cell table:formula="of:=INDEX([.V$2:.V$6];MATCH([.$A4];[.$S$2:.$S$6];0))*[.$D4]*[.$B4]" office:value-type="float" office:value="0" calcext:value-type="float">
            <text:p>0</text:p>
          </table:table-cell>
          <table:table-cell table:formula="of:=INDEX([.W$2:.W$6];MATCH([.$A4];[.$S$2:.$S$6];0))*[.$D4]*[.$B4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ape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01-01</text:p>
          </table:table-cell>
          <table:table-cell office:value-type="float" office:value="11" calcext:value-type="float">
            <text:p>11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ual</text:p>
          </table:table-cell>
          <table:table-cell table:formula="of:=INDEX([.T$2:.T$6];MATCH([.$A5];[.$S$2:.$S$6];0))*[.$D5]*[.$B5]" office:value-type="float" office:value="11" calcext:value-type="float">
            <text:p>11</text:p>
          </table:table-cell>
          <table:table-cell table:formula="of:=INDEX([.U$2:.U$6];MATCH([.$A5];[.$S$2:.$S$6];0))*[.$D5]*[.$B5]" office:value-type="float" office:value="11" calcext:value-type="float">
            <text:p>11</text:p>
          </table:table-cell>
          <table:table-cell table:formula="of:=INDEX([.V$2:.V$6];MATCH([.$A5];[.$S$2:.$S$6];0))*[.$D5]*[.$B5]" office:value-type="float" office:value="0" calcext:value-type="float">
            <text:p>0</text:p>
          </table:table-cell>
          <table:table-cell table:formula="of:=INDEX([.W$2:.W$6];MATCH([.$A5];[.$S$2:.$S$6];0))*[.$D5]*[.$B5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DebtCapit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8-01-01</text:p>
          </table:table-cell>
          <table:table-cell office:value-type="float" office:value="-0.58" calcext:value-type="float">
            <text:p>-0.58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ual</text:p>
          </table:table-cell>
          <table:table-cell table:formula="of:=INDEX([.T$2:.T$6];MATCH([.$A6];[.$S$2:.$S$6];0))*[.$D6]*[.$B6]" office:value-type="float" office:value="0.58" calcext:value-type="float">
            <text:p>0.58</text:p>
          </table:table-cell>
          <table:table-cell table:formula="of:=INDEX([.U$2:.U$6];MATCH([.$A6];[.$S$2:.$S$6];0))*[.$D6]*[.$B6]" office:value-type="float" office:value="0.58" calcext:value-type="float">
            <text:p>0.58</text:p>
          </table:table-cell>
          <table:table-cell table:formula="of:=INDEX([.V$2:.V$6];MATCH([.$A6];[.$S$2:.$S$6];0))*[.$D6]*[.$B6]" office:value-type="float" office:value="0" calcext:value-type="float">
            <text:p>0</text:p>
          </table:table-cell>
          <table:table-cell table:formula="of:=INDEX([.W$2:.W$6];MATCH([.$A6];[.$S$2:.$S$6];0))*[.$D6]*[.$B6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BankLoa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02-01</text:p>
          </table:table-cell>
          <table:table-cell office:value-type="float" office:value="13.23" calcext:value-type="float">
            <text:p>13.23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ual</text:p>
          </table:table-cell>
          <table:table-cell table:formula="of:=INDEX([.T$2:.T$6];MATCH([.$A7];[.$S$2:.$S$6];0))*[.$D7]*[.$B7]" office:value-type="float" office:value="13.23" calcext:value-type="float">
            <text:p>13.23</text:p>
          </table:table-cell>
          <table:table-cell table:formula="of:=INDEX([.U$2:.U$6];MATCH([.$A7];[.$S$2:.$S$6];0))*[.$D7]*[.$B7]" office:value-type="float" office:value="13.23" calcext:value-type="float">
            <text:p>13.23</text:p>
          </table:table-cell>
          <table:table-cell table:formula="of:=INDEX([.V$2:.V$6];MATCH([.$A7];[.$S$2:.$S$6];0))*[.$D7]*[.$B7]" office:value-type="float" office:value="0" calcext:value-type="float">
            <text:p>0</text:p>
          </table:table-cell>
          <table:table-cell table:formula="of:=INDEX([.W$2:.W$6];MATCH([.$A7];[.$S$2:.$S$6];0))*[.$D7]*[.$B7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8-02-01</text:p>
          </table:table-cell>
          <table:table-cell office:value-type="float" office:value="-0.8" calcext:value-type="float">
            <text:p>-0.8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ual</text:p>
          </table:table-cell>
          <table:table-cell table:formula="of:=INDEX([.T$2:.T$6];MATCH([.$A8];[.$S$2:.$S$6];0))*[.$D8]*[.$B8]" office:value-type="float" office:value="0.8" calcext:value-type="float">
            <text:p>0.8</text:p>
          </table:table-cell>
          <table:table-cell table:formula="of:=INDEX([.U$2:.U$6];MATCH([.$A8];[.$S$2:.$S$6];0))*[.$D8]*[.$B8]" office:value-type="float" office:value="0.8" calcext:value-type="float">
            <text:p>0.8</text:p>
          </table:table-cell>
          <table:table-cell table:formula="of:=INDEX([.V$2:.V$6];MATCH([.$A8];[.$S$2:.$S$6];0))*[.$D8]*[.$B8]" office:value-type="float" office:value="0" calcext:value-type="float">
            <text:p>0</text:p>
          </table:table-cell>
          <table:table-cell table:formula="of:=INDEX([.W$2:.W$6];MATCH([.$A8];[.$S$2:.$S$6];0))*[.$D8]*[.$B8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02-01</text:p>
          </table:table-cell>
          <table:table-cell office:value-type="float" office:value="13.45" calcext:value-type="float">
            <text:p>13.45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ual</text:p>
          </table:table-cell>
          <table:table-cell table:formula="of:=INDEX([.T$2:.T$6];MATCH([.$A9];[.$S$2:.$S$6];0))*[.$D9]*[.$B9]" office:value-type="float" office:value="13.45" calcext:value-type="float">
            <text:p>13.45</text:p>
          </table:table-cell>
          <table:table-cell table:formula="of:=INDEX([.U$2:.U$6];MATCH([.$A9];[.$S$2:.$S$6];0))*[.$D9]*[.$B9]" office:value-type="float" office:value="13.45" calcext:value-type="float">
            <text:p>13.45</text:p>
          </table:table-cell>
          <table:table-cell table:formula="of:=INDEX([.V$2:.V$6];MATCH([.$A9];[.$S$2:.$S$6];0))*[.$D9]*[.$B9]" office:value-type="float" office:value="0" calcext:value-type="float">
            <text:p>0</text:p>
          </table:table-cell>
          <table:table-cell table:formula="of:=INDEX([.W$2:.W$6];MATCH([.$A9];[.$S$2:.$S$6];0))*[.$D9]*[.$B9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8-02-01</text:p>
          </table:table-cell>
          <table:table-cell office:value-type="float" office:value="-0.13" calcext:value-type="float">
            <text:p>-0.13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ual</text:p>
          </table:table-cell>
          <table:table-cell table:formula="of:=INDEX([.T$2:.T$6];MATCH([.$A10];[.$S$2:.$S$6];0))*[.$D10]*[.$B10]" office:value-type="float" office:value="0.13" calcext:value-type="float">
            <text:p>0.13</text:p>
          </table:table-cell>
          <table:table-cell table:formula="of:=INDEX([.U$2:.U$6];MATCH([.$A10];[.$S$2:.$S$6];0))*[.$D10]*[.$B10]" office:value-type="float" office:value="0.13" calcext:value-type="float">
            <text:p>0.13</text:p>
          </table:table-cell>
          <table:table-cell table:formula="of:=INDEX([.V$2:.V$6];MATCH([.$A10];[.$S$2:.$S$6];0))*[.$D10]*[.$B10]" office:value-type="float" office:value="0" calcext:value-type="float">
            <text:p>0</text:p>
          </table:table-cell>
          <table:table-cell table:formula="of:=INDEX([.W$2:.W$6];MATCH([.$A10];[.$S$2:.$S$6];0))*[.$D10]*[.$B10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03-01</text:p>
          </table:table-cell>
          <table:table-cell office:value-type="float" office:value="11.66" calcext:value-type="float">
            <text:p>11.66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ual</text:p>
          </table:table-cell>
          <table:table-cell table:formula="of:=INDEX([.T$2:.T$6];MATCH([.$A11];[.$S$2:.$S$6];0))*[.$D11]*[.$B11]" office:value-type="float" office:value="11.66" calcext:value-type="float">
            <text:p>11.66</text:p>
          </table:table-cell>
          <table:table-cell table:formula="of:=INDEX([.U$2:.U$6];MATCH([.$A11];[.$S$2:.$S$6];0))*[.$D11]*[.$B11]" office:value-type="float" office:value="11.66" calcext:value-type="float">
            <text:p>11.66</text:p>
          </table:table-cell>
          <table:table-cell table:formula="of:=INDEX([.V$2:.V$6];MATCH([.$A11];[.$S$2:.$S$6];0))*[.$D11]*[.$B11]" office:value-type="float" office:value="0" calcext:value-type="float">
            <text:p>0</text:p>
          </table:table-cell>
          <table:table-cell table:formula="of:=INDEX([.W$2:.W$6];MATCH([.$A11];[.$S$2:.$S$6];0))*[.$D11]*[.$B11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8-03-01</text:p>
          </table:table-cell>
          <table:table-cell office:value-type="float" office:value="-0.75" calcext:value-type="float">
            <text:p>-0.75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ual</text:p>
          </table:table-cell>
          <table:table-cell table:formula="of:=INDEX([.T$2:.T$6];MATCH([.$A12];[.$S$2:.$S$6];0))*[.$D12]*[.$B12]" office:value-type="float" office:value="0.75" calcext:value-type="float">
            <text:p>0.75</text:p>
          </table:table-cell>
          <table:table-cell table:formula="of:=INDEX([.U$2:.U$6];MATCH([.$A12];[.$S$2:.$S$6];0))*[.$D12]*[.$B12]" office:value-type="float" office:value="0.75" calcext:value-type="float">
            <text:p>0.75</text:p>
          </table:table-cell>
          <table:table-cell table:formula="of:=INDEX([.V$2:.V$6];MATCH([.$A12];[.$S$2:.$S$6];0))*[.$D12]*[.$B12]" office:value-type="float" office:value="0" calcext:value-type="float">
            <text:p>0</text:p>
          </table:table-cell>
          <table:table-cell table:formula="of:=INDEX([.W$2:.W$6];MATCH([.$A12];[.$S$2:.$S$6];0))*[.$D12]*[.$B12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03-01</text:p>
          </table:table-cell>
          <table:table-cell office:value-type="float" office:value="11.36" calcext:value-type="float">
            <text:p>11.36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ual</text:p>
          </table:table-cell>
          <table:table-cell table:formula="of:=INDEX([.T$2:.T$6];MATCH([.$A13];[.$S$2:.$S$6];0))*[.$D13]*[.$B13]" office:value-type="float" office:value="11.36" calcext:value-type="float">
            <text:p>11.36</text:p>
          </table:table-cell>
          <table:table-cell table:formula="of:=INDEX([.U$2:.U$6];MATCH([.$A13];[.$S$2:.$S$6];0))*[.$D13]*[.$B13]" office:value-type="float" office:value="11.36" calcext:value-type="float">
            <text:p>11.36</text:p>
          </table:table-cell>
          <table:table-cell table:formula="of:=INDEX([.V$2:.V$6];MATCH([.$A13];[.$S$2:.$S$6];0))*[.$D13]*[.$B13]" office:value-type="float" office:value="0" calcext:value-type="float">
            <text:p>0</text:p>
          </table:table-cell>
          <table:table-cell table:formula="of:=INDEX([.W$2:.W$6];MATCH([.$A13];[.$S$2:.$S$6];0))*[.$D13]*[.$B13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8-03-01</text:p>
          </table:table-cell>
          <table:table-cell office:value-type="float" office:value="-1.03" calcext:value-type="float">
            <text:p>-1.03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ual</text:p>
          </table:table-cell>
          <table:table-cell table:formula="of:=INDEX([.T$2:.T$6];MATCH([.$A14];[.$S$2:.$S$6];0))*[.$D14]*[.$B14]" office:value-type="float" office:value="1.03" calcext:value-type="float">
            <text:p>1.03</text:p>
          </table:table-cell>
          <table:table-cell table:formula="of:=INDEX([.U$2:.U$6];MATCH([.$A14];[.$S$2:.$S$6];0))*[.$D14]*[.$B14]" office:value-type="float" office:value="1.03" calcext:value-type="float">
            <text:p>1.03</text:p>
          </table:table-cell>
          <table:table-cell table:formula="of:=INDEX([.V$2:.V$6];MATCH([.$A14];[.$S$2:.$S$6];0))*[.$D14]*[.$B14]" office:value-type="float" office:value="0" calcext:value-type="float">
            <text:p>0</text:p>
          </table:table-cell>
          <table:table-cell table:formula="of:=INDEX([.W$2:.W$6];MATCH([.$A14];[.$S$2:.$S$6];0))*[.$D14]*[.$B14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04-01</text:p>
          </table:table-cell>
          <table:table-cell office:value-type="float" office:value="16.87" calcext:value-type="float">
            <text:p>16.87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ual</text:p>
          </table:table-cell>
          <table:table-cell table:formula="of:=INDEX([.T$2:.T$6];MATCH([.$A15];[.$S$2:.$S$6];0))*[.$D15]*[.$B15]" office:value-type="float" office:value="16.87" calcext:value-type="float">
            <text:p>16.87</text:p>
          </table:table-cell>
          <table:table-cell table:formula="of:=INDEX([.U$2:.U$6];MATCH([.$A15];[.$S$2:.$S$6];0))*[.$D15]*[.$B15]" office:value-type="float" office:value="16.87" calcext:value-type="float">
            <text:p>16.87</text:p>
          </table:table-cell>
          <table:table-cell table:formula="of:=INDEX([.V$2:.V$6];MATCH([.$A15];[.$S$2:.$S$6];0))*[.$D15]*[.$B15]" office:value-type="float" office:value="0" calcext:value-type="float">
            <text:p>0</text:p>
          </table:table-cell>
          <table:table-cell table:formula="of:=INDEX([.W$2:.W$6];MATCH([.$A15];[.$S$2:.$S$6];0))*[.$D15]*[.$B15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8-04-01</text:p>
          </table:table-cell>
          <table:table-cell office:value-type="float" office:value="-1.67" calcext:value-type="float">
            <text:p>-1.67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ual</text:p>
          </table:table-cell>
          <table:table-cell table:formula="of:=INDEX([.T$2:.T$6];MATCH([.$A16];[.$S$2:.$S$6];0))*[.$D16]*[.$B16]" office:value-type="float" office:value="1.67" calcext:value-type="float">
            <text:p>1.67</text:p>
          </table:table-cell>
          <table:table-cell table:formula="of:=INDEX([.U$2:.U$6];MATCH([.$A16];[.$S$2:.$S$6];0))*[.$D16]*[.$B16]" office:value-type="float" office:value="1.67" calcext:value-type="float">
            <text:p>1.67</text:p>
          </table:table-cell>
          <table:table-cell table:formula="of:=INDEX([.V$2:.V$6];MATCH([.$A16];[.$S$2:.$S$6];0))*[.$D16]*[.$B16]" office:value-type="float" office:value="0" calcext:value-type="float">
            <text:p>0</text:p>
          </table:table-cell>
          <table:table-cell table:formula="of:=INDEX([.W$2:.W$6];MATCH([.$A16];[.$S$2:.$S$6];0))*[.$D16]*[.$B16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04-01</text:p>
          </table:table-cell>
          <table:table-cell office:value-type="float" office:value="10.82" calcext:value-type="float">
            <text:p>10.82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ual</text:p>
          </table:table-cell>
          <table:table-cell table:formula="of:=INDEX([.T$2:.T$6];MATCH([.$A17];[.$S$2:.$S$6];0))*[.$D17]*[.$B17]" office:value-type="float" office:value="10.82" calcext:value-type="float">
            <text:p>10.82</text:p>
          </table:table-cell>
          <table:table-cell table:formula="of:=INDEX([.U$2:.U$6];MATCH([.$A17];[.$S$2:.$S$6];0))*[.$D17]*[.$B17]" office:value-type="float" office:value="10.82" calcext:value-type="float">
            <text:p>10.82</text:p>
          </table:table-cell>
          <table:table-cell table:formula="of:=INDEX([.V$2:.V$6];MATCH([.$A17];[.$S$2:.$S$6];0))*[.$D17]*[.$B17]" office:value-type="float" office:value="0" calcext:value-type="float">
            <text:p>0</text:p>
          </table:table-cell>
          <table:table-cell table:formula="of:=INDEX([.W$2:.W$6];MATCH([.$A17];[.$S$2:.$S$6];0))*[.$D17]*[.$B17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8-04-01</text:p>
          </table:table-cell>
          <table:table-cell office:value-type="float" office:value="-0.26" calcext:value-type="float">
            <text:p>-0.26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ual</text:p>
          </table:table-cell>
          <table:table-cell table:formula="of:=INDEX([.T$2:.T$6];MATCH([.$A18];[.$S$2:.$S$6];0))*[.$D18]*[.$B18]" office:value-type="float" office:value="0.26" calcext:value-type="float">
            <text:p>0.26</text:p>
          </table:table-cell>
          <table:table-cell table:formula="of:=INDEX([.U$2:.U$6];MATCH([.$A18];[.$S$2:.$S$6];0))*[.$D18]*[.$B18]" office:value-type="float" office:value="0.26" calcext:value-type="float">
            <text:p>0.26</text:p>
          </table:table-cell>
          <table:table-cell table:formula="of:=INDEX([.V$2:.V$6];MATCH([.$A18];[.$S$2:.$S$6];0))*[.$D18]*[.$B18]" office:value-type="float" office:value="0" calcext:value-type="float">
            <text:p>0</text:p>
          </table:table-cell>
          <table:table-cell table:formula="of:=INDEX([.W$2:.W$6];MATCH([.$A18];[.$S$2:.$S$6];0))*[.$D18]*[.$B18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05-01</text:p>
          </table:table-cell>
          <table:table-cell office:value-type="float" office:value="12.57" calcext:value-type="float">
            <text:p>12.57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ual</text:p>
          </table:table-cell>
          <table:table-cell table:formula="of:=INDEX([.T$2:.T$6];MATCH([.$A19];[.$S$2:.$S$6];0))*[.$D19]*[.$B19]" office:value-type="float" office:value="12.57" calcext:value-type="float">
            <text:p>12.57</text:p>
          </table:table-cell>
          <table:table-cell table:formula="of:=INDEX([.U$2:.U$6];MATCH([.$A19];[.$S$2:.$S$6];0))*[.$D19]*[.$B19]" office:value-type="float" office:value="12.57" calcext:value-type="float">
            <text:p>12.57</text:p>
          </table:table-cell>
          <table:table-cell table:formula="of:=INDEX([.V$2:.V$6];MATCH([.$A19];[.$S$2:.$S$6];0))*[.$D19]*[.$B19]" office:value-type="float" office:value="0" calcext:value-type="float">
            <text:p>0</text:p>
          </table:table-cell>
          <table:table-cell table:formula="of:=INDEX([.W$2:.W$6];MATCH([.$A19];[.$S$2:.$S$6];0))*[.$D19]*[.$B19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8-05-01</text:p>
          </table:table-cell>
          <table:table-cell office:value-type="float" office:value="-0.69" calcext:value-type="float">
            <text:p>-0.69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ual</text:p>
          </table:table-cell>
          <table:table-cell table:formula="of:=INDEX([.T$2:.T$6];MATCH([.$A20];[.$S$2:.$S$6];0))*[.$D20]*[.$B20]" office:value-type="float" office:value="0.69" calcext:value-type="float">
            <text:p>0.69</text:p>
          </table:table-cell>
          <table:table-cell table:formula="of:=INDEX([.U$2:.U$6];MATCH([.$A20];[.$S$2:.$S$6];0))*[.$D20]*[.$B20]" office:value-type="float" office:value="0.69" calcext:value-type="float">
            <text:p>0.69</text:p>
          </table:table-cell>
          <table:table-cell table:formula="of:=INDEX([.V$2:.V$6];MATCH([.$A20];[.$S$2:.$S$6];0))*[.$D20]*[.$B20]" office:value-type="float" office:value="0" calcext:value-type="float">
            <text:p>0</text:p>
          </table:table-cell>
          <table:table-cell table:formula="of:=INDEX([.W$2:.W$6];MATCH([.$A20];[.$S$2:.$S$6];0))*[.$D20]*[.$B20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05-01</text:p>
          </table:table-cell>
          <table:table-cell office:value-type="float" office:value="19.59" calcext:value-type="float">
            <text:p>19.59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ual</text:p>
          </table:table-cell>
          <table:table-cell table:formula="of:=INDEX([.T$2:.T$6];MATCH([.$A21];[.$S$2:.$S$6];0))*[.$D21]*[.$B21]" office:value-type="float" office:value="19.59" calcext:value-type="float">
            <text:p>19.59</text:p>
          </table:table-cell>
          <table:table-cell table:formula="of:=INDEX([.U$2:.U$6];MATCH([.$A21];[.$S$2:.$S$6];0))*[.$D21]*[.$B21]" office:value-type="float" office:value="19.59" calcext:value-type="float">
            <text:p>19.59</text:p>
          </table:table-cell>
          <table:table-cell table:formula="of:=INDEX([.V$2:.V$6];MATCH([.$A21];[.$S$2:.$S$6];0))*[.$D21]*[.$B21]" office:value-type="float" office:value="0" calcext:value-type="float">
            <text:p>0</text:p>
          </table:table-cell>
          <table:table-cell table:formula="of:=INDEX([.W$2:.W$6];MATCH([.$A21];[.$S$2:.$S$6];0))*[.$D21]*[.$B21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8-05-01</text:p>
          </table:table-cell>
          <table:table-cell office:value-type="float" office:value="-0.83" calcext:value-type="float">
            <text:p>-0.83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ual</text:p>
          </table:table-cell>
          <table:table-cell table:formula="of:=INDEX([.T$2:.T$6];MATCH([.$A22];[.$S$2:.$S$6];0))*[.$D22]*[.$B22]" office:value-type="float" office:value="0.83" calcext:value-type="float">
            <text:p>0.83</text:p>
          </table:table-cell>
          <table:table-cell table:formula="of:=INDEX([.U$2:.U$6];MATCH([.$A22];[.$S$2:.$S$6];0))*[.$D22]*[.$B22]" office:value-type="float" office:value="0.83" calcext:value-type="float">
            <text:p>0.83</text:p>
          </table:table-cell>
          <table:table-cell table:formula="of:=INDEX([.V$2:.V$6];MATCH([.$A22];[.$S$2:.$S$6];0))*[.$D22]*[.$B22]" office:value-type="float" office:value="0" calcext:value-type="float">
            <text:p>0</text:p>
          </table:table-cell>
          <table:table-cell table:formula="of:=INDEX([.W$2:.W$6];MATCH([.$A22];[.$S$2:.$S$6];0))*[.$D22]*[.$B22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06-01</text:p>
          </table:table-cell>
          <table:table-cell office:value-type="float" office:value="23.48" calcext:value-type="float">
            <text:p>23.48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ual</text:p>
          </table:table-cell>
          <table:table-cell table:formula="of:=INDEX([.T$2:.T$6];MATCH([.$A23];[.$S$2:.$S$6];0))*[.$D23]*[.$B23]" office:value-type="float" office:value="23.48" calcext:value-type="float">
            <text:p>23.48</text:p>
          </table:table-cell>
          <table:table-cell table:formula="of:=INDEX([.U$2:.U$6];MATCH([.$A23];[.$S$2:.$S$6];0))*[.$D23]*[.$B23]" office:value-type="float" office:value="23.48" calcext:value-type="float">
            <text:p>23.48</text:p>
          </table:table-cell>
          <table:table-cell table:formula="of:=INDEX([.V$2:.V$6];MATCH([.$A23];[.$S$2:.$S$6];0))*[.$D23]*[.$B23]" office:value-type="float" office:value="0" calcext:value-type="float">
            <text:p>0</text:p>
          </table:table-cell>
          <table:table-cell table:formula="of:=INDEX([.W$2:.W$6];MATCH([.$A23];[.$S$2:.$S$6];0))*[.$D23]*[.$B23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8-06-01</text:p>
          </table:table-cell>
          <table:table-cell office:value-type="float" office:value="-1.63" calcext:value-type="float">
            <text:p>-1.63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ual</text:p>
          </table:table-cell>
          <table:table-cell table:formula="of:=INDEX([.T$2:.T$6];MATCH([.$A24];[.$S$2:.$S$6];0))*[.$D24]*[.$B24]" office:value-type="float" office:value="1.63" calcext:value-type="float">
            <text:p>1.63</text:p>
          </table:table-cell>
          <table:table-cell table:formula="of:=INDEX([.U$2:.U$6];MATCH([.$A24];[.$S$2:.$S$6];0))*[.$D24]*[.$B24]" office:value-type="float" office:value="1.63" calcext:value-type="float">
            <text:p>1.63</text:p>
          </table:table-cell>
          <table:table-cell table:formula="of:=INDEX([.V$2:.V$6];MATCH([.$A24];[.$S$2:.$S$6];0))*[.$D24]*[.$B24]" office:value-type="float" office:value="0" calcext:value-type="float">
            <text:p>0</text:p>
          </table:table-cell>
          <table:table-cell table:formula="of:=INDEX([.W$2:.W$6];MATCH([.$A24];[.$S$2:.$S$6];0))*[.$D24]*[.$B24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06-01</text:p>
          </table:table-cell>
          <table:table-cell office:value-type="float" office:value="23.65" calcext:value-type="float">
            <text:p>23.65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ual</text:p>
          </table:table-cell>
          <table:table-cell table:formula="of:=INDEX([.T$2:.T$6];MATCH([.$A25];[.$S$2:.$S$6];0))*[.$D25]*[.$B25]" office:value-type="float" office:value="23.65" calcext:value-type="float">
            <text:p>23.65</text:p>
          </table:table-cell>
          <table:table-cell table:formula="of:=INDEX([.U$2:.U$6];MATCH([.$A25];[.$S$2:.$S$6];0))*[.$D25]*[.$B25]" office:value-type="float" office:value="23.65" calcext:value-type="float">
            <text:p>23.65</text:p>
          </table:table-cell>
          <table:table-cell table:formula="of:=INDEX([.V$2:.V$6];MATCH([.$A25];[.$S$2:.$S$6];0))*[.$D25]*[.$B25]" office:value-type="float" office:value="0" calcext:value-type="float">
            <text:p>0</text:p>
          </table:table-cell>
          <table:table-cell table:formula="of:=INDEX([.W$2:.W$6];MATCH([.$A25];[.$S$2:.$S$6];0))*[.$D25]*[.$B25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8-06-01</text:p>
          </table:table-cell>
          <table:table-cell office:value-type="float" office:value="-0.88" calcext:value-type="float">
            <text:p>-0.88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ual</text:p>
          </table:table-cell>
          <table:table-cell table:formula="of:=INDEX([.T$2:.T$6];MATCH([.$A26];[.$S$2:.$S$6];0))*[.$D26]*[.$B26]" office:value-type="float" office:value="0.88" calcext:value-type="float">
            <text:p>0.88</text:p>
          </table:table-cell>
          <table:table-cell table:formula="of:=INDEX([.U$2:.U$6];MATCH([.$A26];[.$S$2:.$S$6];0))*[.$D26]*[.$B26]" office:value-type="float" office:value="0.88" calcext:value-type="float">
            <text:p>0.88</text:p>
          </table:table-cell>
          <table:table-cell table:formula="of:=INDEX([.V$2:.V$6];MATCH([.$A26];[.$S$2:.$S$6];0))*[.$D26]*[.$B26]" office:value-type="float" office:value="0" calcext:value-type="float">
            <text:p>0</text:p>
          </table:table-cell>
          <table:table-cell table:formula="of:=INDEX([.W$2:.W$6];MATCH([.$A26];[.$S$2:.$S$6];0))*[.$D26]*[.$B26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07-01</text:p>
          </table:table-cell>
          <table:table-cell office:value-type="float" office:value="20.13" calcext:value-type="float">
            <text:p>20.13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ual</text:p>
          </table:table-cell>
          <table:table-cell table:formula="of:=INDEX([.T$2:.T$6];MATCH([.$A27];[.$S$2:.$S$6];0))*[.$D27]*[.$B27]" office:value-type="float" office:value="20.13" calcext:value-type="float">
            <text:p>20.13</text:p>
          </table:table-cell>
          <table:table-cell table:formula="of:=INDEX([.U$2:.U$6];MATCH([.$A27];[.$S$2:.$S$6];0))*[.$D27]*[.$B27]" office:value-type="float" office:value="20.13" calcext:value-type="float">
            <text:p>20.13</text:p>
          </table:table-cell>
          <table:table-cell table:formula="of:=INDEX([.V$2:.V$6];MATCH([.$A27];[.$S$2:.$S$6];0))*[.$D27]*[.$B27]" office:value-type="float" office:value="0" calcext:value-type="float">
            <text:p>0</text:p>
          </table:table-cell>
          <table:table-cell table:formula="of:=INDEX([.W$2:.W$6];MATCH([.$A27];[.$S$2:.$S$6];0))*[.$D27]*[.$B27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8-07-01</text:p>
          </table:table-cell>
          <table:table-cell office:value-type="float" office:value="-1.47" calcext:value-type="float">
            <text:p>-1.47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ual</text:p>
          </table:table-cell>
          <table:table-cell table:formula="of:=INDEX([.T$2:.T$6];MATCH([.$A28];[.$S$2:.$S$6];0))*[.$D28]*[.$B28]" office:value-type="float" office:value="1.47" calcext:value-type="float">
            <text:p>1.47</text:p>
          </table:table-cell>
          <table:table-cell table:formula="of:=INDEX([.U$2:.U$6];MATCH([.$A28];[.$S$2:.$S$6];0))*[.$D28]*[.$B28]" office:value-type="float" office:value="1.47" calcext:value-type="float">
            <text:p>1.47</text:p>
          </table:table-cell>
          <table:table-cell table:formula="of:=INDEX([.V$2:.V$6];MATCH([.$A28];[.$S$2:.$S$6];0))*[.$D28]*[.$B28]" office:value-type="float" office:value="0" calcext:value-type="float">
            <text:p>0</text:p>
          </table:table-cell>
          <table:table-cell table:formula="of:=INDEX([.W$2:.W$6];MATCH([.$A28];[.$S$2:.$S$6];0))*[.$D28]*[.$B28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07-01</text:p>
          </table:table-cell>
          <table:table-cell office:value-type="float" office:value="28.35" calcext:value-type="float">
            <text:p>28.35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ual</text:p>
          </table:table-cell>
          <table:table-cell table:formula="of:=INDEX([.T$2:.T$6];MATCH([.$A29];[.$S$2:.$S$6];0))*[.$D29]*[.$B29]" office:value-type="float" office:value="28.35" calcext:value-type="float">
            <text:p>28.35</text:p>
          </table:table-cell>
          <table:table-cell table:formula="of:=INDEX([.U$2:.U$6];MATCH([.$A29];[.$S$2:.$S$6];0))*[.$D29]*[.$B29]" office:value-type="float" office:value="28.35" calcext:value-type="float">
            <text:p>28.35</text:p>
          </table:table-cell>
          <table:table-cell table:formula="of:=INDEX([.V$2:.V$6];MATCH([.$A29];[.$S$2:.$S$6];0))*[.$D29]*[.$B29]" office:value-type="float" office:value="0" calcext:value-type="float">
            <text:p>0</text:p>
          </table:table-cell>
          <table:table-cell table:formula="of:=INDEX([.W$2:.W$6];MATCH([.$A29];[.$S$2:.$S$6];0))*[.$D29]*[.$B29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8-07-01</text:p>
          </table:table-cell>
          <table:table-cell office:value-type="float" office:value="-1.19" calcext:value-type="float">
            <text:p>-1.19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ual</text:p>
          </table:table-cell>
          <table:table-cell table:formula="of:=INDEX([.T$2:.T$6];MATCH([.$A30];[.$S$2:.$S$6];0))*[.$D30]*[.$B30]" office:value-type="float" office:value="1.19" calcext:value-type="float">
            <text:p>1.19</text:p>
          </table:table-cell>
          <table:table-cell table:formula="of:=INDEX([.U$2:.U$6];MATCH([.$A30];[.$S$2:.$S$6];0))*[.$D30]*[.$B30]" office:value-type="float" office:value="1.19" calcext:value-type="float">
            <text:p>1.19</text:p>
          </table:table-cell>
          <table:table-cell table:formula="of:=INDEX([.V$2:.V$6];MATCH([.$A30];[.$S$2:.$S$6];0))*[.$D30]*[.$B30]" office:value-type="float" office:value="0" calcext:value-type="float">
            <text:p>0</text:p>
          </table:table-cell>
          <table:table-cell table:formula="of:=INDEX([.W$2:.W$6];MATCH([.$A30];[.$S$2:.$S$6];0))*[.$D30]*[.$B30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08-01</text:p>
          </table:table-cell>
          <table:table-cell office:value-type="float" office:value="40.73" calcext:value-type="float">
            <text:p>40.73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ual</text:p>
          </table:table-cell>
          <table:table-cell table:formula="of:=INDEX([.T$2:.T$6];MATCH([.$A31];[.$S$2:.$S$6];0))*[.$D31]*[.$B31]" office:value-type="float" office:value="40.73" calcext:value-type="float">
            <text:p>40.73</text:p>
          </table:table-cell>
          <table:table-cell table:formula="of:=INDEX([.U$2:.U$6];MATCH([.$A31];[.$S$2:.$S$6];0))*[.$D31]*[.$B31]" office:value-type="float" office:value="40.73" calcext:value-type="float">
            <text:p>40.73</text:p>
          </table:table-cell>
          <table:table-cell table:formula="of:=INDEX([.V$2:.V$6];MATCH([.$A31];[.$S$2:.$S$6];0))*[.$D31]*[.$B31]" office:value-type="float" office:value="0" calcext:value-type="float">
            <text:p>0</text:p>
          </table:table-cell>
          <table:table-cell table:formula="of:=INDEX([.W$2:.W$6];MATCH([.$A31];[.$S$2:.$S$6];0))*[.$D31]*[.$B31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8-08-01</text:p>
          </table:table-cell>
          <table:table-cell office:value-type="float" office:value="-2.88" calcext:value-type="float">
            <text:p>-2.88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ual</text:p>
          </table:table-cell>
          <table:table-cell table:formula="of:=INDEX([.T$2:.T$6];MATCH([.$A32];[.$S$2:.$S$6];0))*[.$D32]*[.$B32]" office:value-type="float" office:value="2.88" calcext:value-type="float">
            <text:p>2.88</text:p>
          </table:table-cell>
          <table:table-cell table:formula="of:=INDEX([.U$2:.U$6];MATCH([.$A32];[.$S$2:.$S$6];0))*[.$D32]*[.$B32]" office:value-type="float" office:value="2.88" calcext:value-type="float">
            <text:p>2.88</text:p>
          </table:table-cell>
          <table:table-cell table:formula="of:=INDEX([.V$2:.V$6];MATCH([.$A32];[.$S$2:.$S$6];0))*[.$D32]*[.$B32]" office:value-type="float" office:value="0" calcext:value-type="float">
            <text:p>0</text:p>
          </table:table-cell>
          <table:table-cell table:formula="of:=INDEX([.W$2:.W$6];MATCH([.$A32];[.$S$2:.$S$6];0))*[.$D32]*[.$B32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08-01</text:p>
          </table:table-cell>
          <table:table-cell office:value-type="float" office:value="26.75" calcext:value-type="float">
            <text:p>26.75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ual</text:p>
          </table:table-cell>
          <table:table-cell table:formula="of:=INDEX([.T$2:.T$6];MATCH([.$A33];[.$S$2:.$S$6];0))*[.$D33]*[.$B33]" office:value-type="float" office:value="26.75" calcext:value-type="float">
            <text:p>26.75</text:p>
          </table:table-cell>
          <table:table-cell table:formula="of:=INDEX([.U$2:.U$6];MATCH([.$A33];[.$S$2:.$S$6];0))*[.$D33]*[.$B33]" office:value-type="float" office:value="26.75" calcext:value-type="float">
            <text:p>26.75</text:p>
          </table:table-cell>
          <table:table-cell table:formula="of:=INDEX([.V$2:.V$6];MATCH([.$A33];[.$S$2:.$S$6];0))*[.$D33]*[.$B33]" office:value-type="float" office:value="0" calcext:value-type="float">
            <text:p>0</text:p>
          </table:table-cell>
          <table:table-cell table:formula="of:=INDEX([.W$2:.W$6];MATCH([.$A33];[.$S$2:.$S$6];0))*[.$D33]*[.$B33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8-08-01</text:p>
          </table:table-cell>
          <table:table-cell office:value-type="float" office:value="-0.98" calcext:value-type="float">
            <text:p>-0.98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ual</text:p>
          </table:table-cell>
          <table:table-cell table:formula="of:=INDEX([.T$2:.T$6];MATCH([.$A34];[.$S$2:.$S$6];0))*[.$D34]*[.$B34]" office:value-type="float" office:value="0.98" calcext:value-type="float">
            <text:p>0.98</text:p>
          </table:table-cell>
          <table:table-cell table:formula="of:=INDEX([.U$2:.U$6];MATCH([.$A34];[.$S$2:.$S$6];0))*[.$D34]*[.$B34]" office:value-type="float" office:value="0.98" calcext:value-type="float">
            <text:p>0.98</text:p>
          </table:table-cell>
          <table:table-cell table:formula="of:=INDEX([.V$2:.V$6];MATCH([.$A34];[.$S$2:.$S$6];0))*[.$D34]*[.$B34]" office:value-type="float" office:value="0" calcext:value-type="float">
            <text:p>0</text:p>
          </table:table-cell>
          <table:table-cell table:formula="of:=INDEX([.W$2:.W$6];MATCH([.$A34];[.$S$2:.$S$6];0))*[.$D34]*[.$B34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09-01</text:p>
          </table:table-cell>
          <table:table-cell office:value-type="float" office:value="33.71" calcext:value-type="float">
            <text:p>33.7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ual</text:p>
          </table:table-cell>
          <table:table-cell table:formula="of:=INDEX([.T$2:.T$6];MATCH([.$A35];[.$S$2:.$S$6];0))*[.$D35]*[.$B35]" office:value-type="float" office:value="33.71" calcext:value-type="float">
            <text:p>33.71</text:p>
          </table:table-cell>
          <table:table-cell table:formula="of:=INDEX([.U$2:.U$6];MATCH([.$A35];[.$S$2:.$S$6];0))*[.$D35]*[.$B35]" office:value-type="float" office:value="33.71" calcext:value-type="float">
            <text:p>33.71</text:p>
          </table:table-cell>
          <table:table-cell table:formula="of:=INDEX([.V$2:.V$6];MATCH([.$A35];[.$S$2:.$S$6];0))*[.$D35]*[.$B35]" office:value-type="float" office:value="0" calcext:value-type="float">
            <text:p>0</text:p>
          </table:table-cell>
          <table:table-cell table:formula="of:=INDEX([.W$2:.W$6];MATCH([.$A35];[.$S$2:.$S$6];0))*[.$D35]*[.$B35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8-09-01</text:p>
          </table:table-cell>
          <table:table-cell office:value-type="float" office:value="-1.68" calcext:value-type="float">
            <text:p>-1.68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ual</text:p>
          </table:table-cell>
          <table:table-cell table:formula="of:=INDEX([.T$2:.T$6];MATCH([.$A36];[.$S$2:.$S$6];0))*[.$D36]*[.$B36]" office:value-type="float" office:value="1.68" calcext:value-type="float">
            <text:p>1.68</text:p>
          </table:table-cell>
          <table:table-cell table:formula="of:=INDEX([.U$2:.U$6];MATCH([.$A36];[.$S$2:.$S$6];0))*[.$D36]*[.$B36]" office:value-type="float" office:value="1.68" calcext:value-type="float">
            <text:p>1.68</text:p>
          </table:table-cell>
          <table:table-cell table:formula="of:=INDEX([.V$2:.V$6];MATCH([.$A36];[.$S$2:.$S$6];0))*[.$D36]*[.$B36]" office:value-type="float" office:value="0" calcext:value-type="float">
            <text:p>0</text:p>
          </table:table-cell>
          <table:table-cell table:formula="of:=INDEX([.W$2:.W$6];MATCH([.$A36];[.$S$2:.$S$6];0))*[.$D36]*[.$B36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09-01</text:p>
          </table:table-cell>
          <table:table-cell office:value-type="float" office:value="40.17" calcext:value-type="float">
            <text:p>40.17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ual</text:p>
          </table:table-cell>
          <table:table-cell table:formula="of:=INDEX([.T$2:.T$6];MATCH([.$A37];[.$S$2:.$S$6];0))*[.$D37]*[.$B37]" office:value-type="float" office:value="40.17" calcext:value-type="float">
            <text:p>40.17</text:p>
          </table:table-cell>
          <table:table-cell table:formula="of:=INDEX([.U$2:.U$6];MATCH([.$A37];[.$S$2:.$S$6];0))*[.$D37]*[.$B37]" office:value-type="float" office:value="40.17" calcext:value-type="float">
            <text:p>40.17</text:p>
          </table:table-cell>
          <table:table-cell table:formula="of:=INDEX([.V$2:.V$6];MATCH([.$A37];[.$S$2:.$S$6];0))*[.$D37]*[.$B37]" office:value-type="float" office:value="0" calcext:value-type="float">
            <text:p>0</text:p>
          </table:table-cell>
          <table:table-cell table:formula="of:=INDEX([.W$2:.W$6];MATCH([.$A37];[.$S$2:.$S$6];0))*[.$D37]*[.$B37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8-09-01</text:p>
          </table:table-cell>
          <table:table-cell office:value-type="float" office:value="-3.97" calcext:value-type="float">
            <text:p>-3.97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ual</text:p>
          </table:table-cell>
          <table:table-cell table:formula="of:=INDEX([.T$2:.T$6];MATCH([.$A38];[.$S$2:.$S$6];0))*[.$D38]*[.$B38]" office:value-type="float" office:value="3.97" calcext:value-type="float">
            <text:p>3.97</text:p>
          </table:table-cell>
          <table:table-cell table:formula="of:=INDEX([.U$2:.U$6];MATCH([.$A38];[.$S$2:.$S$6];0))*[.$D38]*[.$B38]" office:value-type="float" office:value="3.97" calcext:value-type="float">
            <text:p>3.97</text:p>
          </table:table-cell>
          <table:table-cell table:formula="of:=INDEX([.V$2:.V$6];MATCH([.$A38];[.$S$2:.$S$6];0))*[.$D38]*[.$B38]" office:value-type="float" office:value="0" calcext:value-type="float">
            <text:p>0</text:p>
          </table:table-cell>
          <table:table-cell table:formula="of:=INDEX([.W$2:.W$6];MATCH([.$A38];[.$S$2:.$S$6];0))*[.$D38]*[.$B38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10-01</text:p>
          </table:table-cell>
          <table:table-cell office:value-type="float" office:value="44.57" calcext:value-type="float">
            <text:p>44.57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ual</text:p>
          </table:table-cell>
          <table:table-cell table:formula="of:=INDEX([.T$2:.T$6];MATCH([.$A39];[.$S$2:.$S$6];0))*[.$D39]*[.$B39]" office:value-type="float" office:value="44.57" calcext:value-type="float">
            <text:p>44.57</text:p>
          </table:table-cell>
          <table:table-cell table:formula="of:=INDEX([.U$2:.U$6];MATCH([.$A39];[.$S$2:.$S$6];0))*[.$D39]*[.$B39]" office:value-type="float" office:value="44.57" calcext:value-type="float">
            <text:p>44.57</text:p>
          </table:table-cell>
          <table:table-cell table:formula="of:=INDEX([.V$2:.V$6];MATCH([.$A39];[.$S$2:.$S$6];0))*[.$D39]*[.$B39]" office:value-type="float" office:value="0" calcext:value-type="float">
            <text:p>0</text:p>
          </table:table-cell>
          <table:table-cell table:formula="of:=INDEX([.W$2:.W$6];MATCH([.$A39];[.$S$2:.$S$6];0))*[.$D39]*[.$B39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8-10-01</text:p>
          </table:table-cell>
          <table:table-cell office:value-type="float" office:value="-0.56" calcext:value-type="float">
            <text:p>-0.56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ual</text:p>
          </table:table-cell>
          <table:table-cell table:formula="of:=INDEX([.T$2:.T$6];MATCH([.$A40];[.$S$2:.$S$6];0))*[.$D40]*[.$B40]" office:value-type="float" office:value="0.56" calcext:value-type="float">
            <text:p>0.56</text:p>
          </table:table-cell>
          <table:table-cell table:formula="of:=INDEX([.U$2:.U$6];MATCH([.$A40];[.$S$2:.$S$6];0))*[.$D40]*[.$B40]" office:value-type="float" office:value="0.56" calcext:value-type="float">
            <text:p>0.56</text:p>
          </table:table-cell>
          <table:table-cell table:formula="of:=INDEX([.V$2:.V$6];MATCH([.$A40];[.$S$2:.$S$6];0))*[.$D40]*[.$B40]" office:value-type="float" office:value="0" calcext:value-type="float">
            <text:p>0</text:p>
          </table:table-cell>
          <table:table-cell table:formula="of:=INDEX([.W$2:.W$6];MATCH([.$A40];[.$S$2:.$S$6];0))*[.$D40]*[.$B40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10-01</text:p>
          </table:table-cell>
          <table:table-cell office:value-type="float" office:value="42.64" calcext:value-type="float">
            <text:p>42.64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ual</text:p>
          </table:table-cell>
          <table:table-cell table:formula="of:=INDEX([.T$2:.T$6];MATCH([.$A41];[.$S$2:.$S$6];0))*[.$D41]*[.$B41]" office:value-type="float" office:value="42.64" calcext:value-type="float">
            <text:p>42.64</text:p>
          </table:table-cell>
          <table:table-cell table:formula="of:=INDEX([.U$2:.U$6];MATCH([.$A41];[.$S$2:.$S$6];0))*[.$D41]*[.$B41]" office:value-type="float" office:value="42.64" calcext:value-type="float">
            <text:p>42.64</text:p>
          </table:table-cell>
          <table:table-cell table:formula="of:=INDEX([.V$2:.V$6];MATCH([.$A41];[.$S$2:.$S$6];0))*[.$D41]*[.$B41]" office:value-type="float" office:value="0" calcext:value-type="float">
            <text:p>0</text:p>
          </table:table-cell>
          <table:table-cell table:formula="of:=INDEX([.W$2:.W$6];MATCH([.$A41];[.$S$2:.$S$6];0))*[.$D41]*[.$B41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8-10-01</text:p>
          </table:table-cell>
          <table:table-cell office:value-type="float" office:value="-3.25" calcext:value-type="float">
            <text:p>-3.25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ual</text:p>
          </table:table-cell>
          <table:table-cell table:formula="of:=INDEX([.T$2:.T$6];MATCH([.$A42];[.$S$2:.$S$6];0))*[.$D42]*[.$B42]" office:value-type="float" office:value="3.25" calcext:value-type="float">
            <text:p>3.25</text:p>
          </table:table-cell>
          <table:table-cell table:formula="of:=INDEX([.U$2:.U$6];MATCH([.$A42];[.$S$2:.$S$6];0))*[.$D42]*[.$B42]" office:value-type="float" office:value="3.25" calcext:value-type="float">
            <text:p>3.25</text:p>
          </table:table-cell>
          <table:table-cell table:formula="of:=INDEX([.V$2:.V$6];MATCH([.$A42];[.$S$2:.$S$6];0))*[.$D42]*[.$B42]" office:value-type="float" office:value="0" calcext:value-type="float">
            <text:p>0</text:p>
          </table:table-cell>
          <table:table-cell table:formula="of:=INDEX([.W$2:.W$6];MATCH([.$A42];[.$S$2:.$S$6];0))*[.$D42]*[.$B42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11-01</text:p>
          </table:table-cell>
          <table:table-cell office:value-type="float" office:value="62.19" calcext:value-type="float">
            <text:p>62.19</text:p>
          </table:table-cell>
          <table:table-cell office:value-type="float" office:value="2018" calcext:value-type="float">
            <text:p>20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ual</text:p>
          </table:table-cell>
          <table:table-cell table:formula="of:=INDEX([.T$2:.T$6];MATCH([.$A43];[.$S$2:.$S$6];0))*[.$D43]*[.$B43]" office:value-type="float" office:value="62.19" calcext:value-type="float">
            <text:p>62.19</text:p>
          </table:table-cell>
          <table:table-cell table:formula="of:=INDEX([.U$2:.U$6];MATCH([.$A43];[.$S$2:.$S$6];0))*[.$D43]*[.$B43]" office:value-type="float" office:value="62.19" calcext:value-type="float">
            <text:p>62.19</text:p>
          </table:table-cell>
          <table:table-cell table:formula="of:=INDEX([.V$2:.V$6];MATCH([.$A43];[.$S$2:.$S$6];0))*[.$D43]*[.$B43]" office:value-type="float" office:value="0" calcext:value-type="float">
            <text:p>0</text:p>
          </table:table-cell>
          <table:table-cell table:formula="of:=INDEX([.W$2:.W$6];MATCH([.$A43];[.$S$2:.$S$6];0))*[.$D43]*[.$B43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8-11-01</text:p>
          </table:table-cell>
          <table:table-cell office:value-type="float" office:value="-3.18" calcext:value-type="float">
            <text:p>-3.18</text:p>
          </table:table-cell>
          <table:table-cell office:value-type="float" office:value="2018" calcext:value-type="float">
            <text:p>20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ual</text:p>
          </table:table-cell>
          <table:table-cell table:formula="of:=INDEX([.T$2:.T$6];MATCH([.$A44];[.$S$2:.$S$6];0))*[.$D44]*[.$B44]" office:value-type="float" office:value="3.18" calcext:value-type="float">
            <text:p>3.18</text:p>
          </table:table-cell>
          <table:table-cell table:formula="of:=INDEX([.U$2:.U$6];MATCH([.$A44];[.$S$2:.$S$6];0))*[.$D44]*[.$B44]" office:value-type="float" office:value="3.18" calcext:value-type="float">
            <text:p>3.18</text:p>
          </table:table-cell>
          <table:table-cell table:formula="of:=INDEX([.V$2:.V$6];MATCH([.$A44];[.$S$2:.$S$6];0))*[.$D44]*[.$B44]" office:value-type="float" office:value="0" calcext:value-type="float">
            <text:p>0</text:p>
          </table:table-cell>
          <table:table-cell table:formula="of:=INDEX([.W$2:.W$6];MATCH([.$A44];[.$S$2:.$S$6];0))*[.$D44]*[.$B44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11-01</text:p>
          </table:table-cell>
          <table:table-cell office:value-type="float" office:value="51.62" calcext:value-type="float">
            <text:p>51.62</text:p>
          </table:table-cell>
          <table:table-cell office:value-type="float" office:value="2018" calcext:value-type="float">
            <text:p>20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ual</text:p>
          </table:table-cell>
          <table:table-cell table:formula="of:=INDEX([.T$2:.T$6];MATCH([.$A45];[.$S$2:.$S$6];0))*[.$D45]*[.$B45]" office:value-type="float" office:value="51.62" calcext:value-type="float">
            <text:p>51.62</text:p>
          </table:table-cell>
          <table:table-cell table:formula="of:=INDEX([.U$2:.U$6];MATCH([.$A45];[.$S$2:.$S$6];0))*[.$D45]*[.$B45]" office:value-type="float" office:value="51.62" calcext:value-type="float">
            <text:p>51.62</text:p>
          </table:table-cell>
          <table:table-cell table:formula="of:=INDEX([.V$2:.V$6];MATCH([.$A45];[.$S$2:.$S$6];0))*[.$D45]*[.$B45]" office:value-type="float" office:value="0" calcext:value-type="float">
            <text:p>0</text:p>
          </table:table-cell>
          <table:table-cell table:formula="of:=INDEX([.W$2:.W$6];MATCH([.$A45];[.$S$2:.$S$6];0))*[.$D45]*[.$B45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8-11-01</text:p>
          </table:table-cell>
          <table:table-cell office:value-type="float" office:value="-1.19" calcext:value-type="float">
            <text:p>-1.19</text:p>
          </table:table-cell>
          <table:table-cell office:value-type="float" office:value="2018" calcext:value-type="float">
            <text:p>20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ual</text:p>
          </table:table-cell>
          <table:table-cell table:formula="of:=INDEX([.T$2:.T$6];MATCH([.$A46];[.$S$2:.$S$6];0))*[.$D46]*[.$B46]" office:value-type="float" office:value="1.19" calcext:value-type="float">
            <text:p>1.19</text:p>
          </table:table-cell>
          <table:table-cell table:formula="of:=INDEX([.U$2:.U$6];MATCH([.$A46];[.$S$2:.$S$6];0))*[.$D46]*[.$B46]" office:value-type="float" office:value="1.19" calcext:value-type="float">
            <text:p>1.19</text:p>
          </table:table-cell>
          <table:table-cell table:formula="of:=INDEX([.V$2:.V$6];MATCH([.$A46];[.$S$2:.$S$6];0))*[.$D46]*[.$B46]" office:value-type="float" office:value="0" calcext:value-type="float">
            <text:p>0</text:p>
          </table:table-cell>
          <table:table-cell table:formula="of:=INDEX([.W$2:.W$6];MATCH([.$A46];[.$S$2:.$S$6];0))*[.$D46]*[.$B46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12-01</text:p>
          </table:table-cell>
          <table:table-cell office:value-type="float" office:value="59.34" calcext:value-type="float">
            <text:p>59.34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ual</text:p>
          </table:table-cell>
          <table:table-cell table:formula="of:=INDEX([.T$2:.T$6];MATCH([.$A47];[.$S$2:.$S$6];0))*[.$D47]*[.$B47]" office:value-type="float" office:value="59.34" calcext:value-type="float">
            <text:p>59.34</text:p>
          </table:table-cell>
          <table:table-cell table:formula="of:=INDEX([.U$2:.U$6];MATCH([.$A47];[.$S$2:.$S$6];0))*[.$D47]*[.$B47]" office:value-type="float" office:value="59.34" calcext:value-type="float">
            <text:p>59.34</text:p>
          </table:table-cell>
          <table:table-cell table:formula="of:=INDEX([.V$2:.V$6];MATCH([.$A47];[.$S$2:.$S$6];0))*[.$D47]*[.$B47]" office:value-type="float" office:value="0" calcext:value-type="float">
            <text:p>0</text:p>
          </table:table-cell>
          <table:table-cell table:formula="of:=INDEX([.W$2:.W$6];MATCH([.$A47];[.$S$2:.$S$6];0))*[.$D47]*[.$B47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8-12-01</text:p>
          </table:table-cell>
          <table:table-cell office:value-type="float" office:value="-5.16" calcext:value-type="float">
            <text:p>-5.16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ual</text:p>
          </table:table-cell>
          <table:table-cell table:formula="of:=INDEX([.T$2:.T$6];MATCH([.$A48];[.$S$2:.$S$6];0))*[.$D48]*[.$B48]" office:value-type="float" office:value="5.16" calcext:value-type="float">
            <text:p>5.16</text:p>
          </table:table-cell>
          <table:table-cell table:formula="of:=INDEX([.U$2:.U$6];MATCH([.$A48];[.$S$2:.$S$6];0))*[.$D48]*[.$B48]" office:value-type="float" office:value="5.16" calcext:value-type="float">
            <text:p>5.16</text:p>
          </table:table-cell>
          <table:table-cell table:formula="of:=INDEX([.V$2:.V$6];MATCH([.$A48];[.$S$2:.$S$6];0))*[.$D48]*[.$B48]" office:value-type="float" office:value="0" calcext:value-type="float">
            <text:p>0</text:p>
          </table:table-cell>
          <table:table-cell table:formula="of:=INDEX([.W$2:.W$6];MATCH([.$A48];[.$S$2:.$S$6];0))*[.$D48]*[.$B48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12-01</text:p>
          </table:table-cell>
          <table:table-cell office:value-type="float" office:value="80.82" calcext:value-type="float">
            <text:p>80.82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ual</text:p>
          </table:table-cell>
          <table:table-cell table:formula="of:=INDEX([.T$2:.T$6];MATCH([.$A49];[.$S$2:.$S$6];0))*[.$D49]*[.$B49]" office:value-type="float" office:value="80.82" calcext:value-type="float">
            <text:p>80.82</text:p>
          </table:table-cell>
          <table:table-cell table:formula="of:=INDEX([.U$2:.U$6];MATCH([.$A49];[.$S$2:.$S$6];0))*[.$D49]*[.$B49]" office:value-type="float" office:value="80.82" calcext:value-type="float">
            <text:p>80.82</text:p>
          </table:table-cell>
          <table:table-cell table:formula="of:=INDEX([.V$2:.V$6];MATCH([.$A49];[.$S$2:.$S$6];0))*[.$D49]*[.$B49]" office:value-type="float" office:value="0" calcext:value-type="float">
            <text:p>0</text:p>
          </table:table-cell>
          <table:table-cell table:formula="of:=INDEX([.W$2:.W$6];MATCH([.$A49];[.$S$2:.$S$6];0))*[.$D49]*[.$B49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8-12-01</text:p>
          </table:table-cell>
          <table:table-cell office:value-type="float" office:value="-1.39" calcext:value-type="float">
            <text:p>-1.39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ual</text:p>
          </table:table-cell>
          <table:table-cell table:formula="of:=INDEX([.T$2:.T$6];MATCH([.$A50];[.$S$2:.$S$6];0))*[.$D50]*[.$B50]" office:value-type="float" office:value="1.39" calcext:value-type="float">
            <text:p>1.39</text:p>
          </table:table-cell>
          <table:table-cell table:formula="of:=INDEX([.U$2:.U$6];MATCH([.$A50];[.$S$2:.$S$6];0))*[.$D50]*[.$B50]" office:value-type="float" office:value="1.39" calcext:value-type="float">
            <text:p>1.39</text:p>
          </table:table-cell>
          <table:table-cell table:formula="of:=INDEX([.V$2:.V$6];MATCH([.$A50];[.$S$2:.$S$6];0))*[.$D50]*[.$B50]" office:value-type="float" office:value="0" calcext:value-type="float">
            <text:p>0</text:p>
          </table:table-cell>
          <table:table-cell table:formula="of:=INDEX([.W$2:.W$6];MATCH([.$A50];[.$S$2:.$S$6];0))*[.$D50]*[.$B50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pex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8-01-01</text:p>
          </table:table-cell>
          <table:table-cell office:value-type="float" office:value="-100" calcext:value-type="float">
            <text:p>-10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ual</text:p>
          </table:table-cell>
          <table:table-cell table:formula="of:=INDEX([.T$2:.T$6];MATCH([.$A51];[.$S$2:.$S$6];0))*[.$D51]*[.$B51]" office:value-type="float" office:value="100" calcext:value-type="float">
            <text:p>100</text:p>
          </table:table-cell>
          <table:table-cell table:formula="of:=INDEX([.U$2:.U$6];MATCH([.$A51];[.$S$2:.$S$6];0))*[.$D51]*[.$B51]" office:value-type="float" office:value="100" calcext:value-type="float">
            <text:p>100</text:p>
          </table:table-cell>
          <table:table-cell table:formula="of:=INDEX([.V$2:.V$6];MATCH([.$A51];[.$S$2:.$S$6];0))*[.$D51]*[.$B51]" office:value-type="float" office:value="0" calcext:value-type="float">
            <text:p>0</text:p>
          </table:table-cell>
          <table:table-cell table:formula="of:=INDEX([.W$2:.W$6];MATCH([.$A51];[.$S$2:.$S$6];0))*[.$D51]*[.$B51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pex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8-07-01</text:p>
          </table:table-cell>
          <table:table-cell office:value-type="float" office:value="-100" calcext:value-type="float">
            <text:p>-100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ual</text:p>
          </table:table-cell>
          <table:table-cell table:formula="of:=INDEX([.T$2:.T$6];MATCH([.$A52];[.$S$2:.$S$6];0))*[.$D52]*[.$B52]" office:value-type="float" office:value="100" calcext:value-type="float">
            <text:p>100</text:p>
          </table:table-cell>
          <table:table-cell table:formula="of:=INDEX([.U$2:.U$6];MATCH([.$A52];[.$S$2:.$S$6];0))*[.$D52]*[.$B52]" office:value-type="float" office:value="100" calcext:value-type="float">
            <text:p>100</text:p>
          </table:table-cell>
          <table:table-cell table:formula="of:=INDEX([.V$2:.V$6];MATCH([.$A52];[.$S$2:.$S$6];0))*[.$D52]*[.$B52]" office:value-type="float" office:value="0" calcext:value-type="float">
            <text:p>0</text:p>
          </table:table-cell>
          <table:table-cell table:formula="of:=INDEX([.W$2:.W$6];MATCH([.$A52];[.$S$2:.$S$6];0))*[.$D52]*[.$B52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btCap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07-01</text:p>
          </table:table-cell>
          <table:table-cell office:value-type="float" office:value="1000" calcext:value-type="float">
            <text:p>1000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ual</text:p>
          </table:table-cell>
          <table:table-cell table:formula="of:=INDEX([.T$2:.T$6];MATCH([.$A53];[.$S$2:.$S$6];0))*[.$D53]*[.$B53]" office:value-type="float" office:value="1000" calcext:value-type="float">
            <text:p>1000</text:p>
          </table:table-cell>
          <table:table-cell table:formula="of:=INDEX([.U$2:.U$6];MATCH([.$A53];[.$S$2:.$S$6];0))*[.$D53]*[.$B53]" office:value-type="float" office:value="0" calcext:value-type="float">
            <text:p>0</text:p>
          </table:table-cell>
          <table:table-cell table:formula="of:=INDEX([.V$2:.V$6];MATCH([.$A53];[.$S$2:.$S$6];0))*[.$D53]*[.$B53]" office:value-type="float" office:value="0" calcext:value-type="float">
            <text:p>0</text:p>
          </table:table-cell>
          <table:table-cell table:formula="of:=INDEX([.W$2:.W$6];MATCH([.$A53];[.$S$2:.$S$6];0))*[.$D53]*[.$B53]" office:value-type="float" office:value="1000" calcext:value-type="float">
            <text:p>1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nkLo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07-01</text:p>
          </table:table-cell>
          <table:table-cell office:value-type="float" office:value="1000" calcext:value-type="float">
            <text:p>1000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ual</text:p>
          </table:table-cell>
          <table:table-cell table:formula="of:=INDEX([.T$2:.T$6];MATCH([.$A54];[.$S$2:.$S$6];0))*[.$D54]*[.$B54]" office:value-type="float" office:value="1000" calcext:value-type="float">
            <text:p>1000</text:p>
          </table:table-cell>
          <table:table-cell table:formula="of:=INDEX([.U$2:.U$6];MATCH([.$A54];[.$S$2:.$S$6];0))*[.$D54]*[.$B54]" office:value-type="float" office:value="0" calcext:value-type="float">
            <text:p>0</text:p>
          </table:table-cell>
          <table:table-cell table:formula="of:=INDEX([.V$2:.V$6];MATCH([.$A54];[.$S$2:.$S$6];0))*[.$D54]*[.$B54]" office:value-type="float" office:value="0" calcext:value-type="float">
            <text:p>0</text:p>
          </table:table-cell>
          <table:table-cell table:formula="of:=INDEX([.W$2:.W$6];MATCH([.$A54];[.$S$2:.$S$6];0))*[.$D54]*[.$B54]" office:value-type="float" office:value="1000" calcext:value-type="float">
            <text:p>1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nkLoa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8-10-01</text:p>
          </table:table-cell>
          <table:table-cell office:value-type="float" office:value="-26" calcext:value-type="float">
            <text:p>-26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ual</text:p>
          </table:table-cell>
          <table:table-cell table:formula="of:=INDEX([.T$2:.T$6];MATCH([.$A55];[.$S$2:.$S$6];0))*[.$D55]*[.$B55]" office:value-type="float" office:value="26" calcext:value-type="float">
            <text:p>26</text:p>
          </table:table-cell>
          <table:table-cell table:formula="of:=INDEX([.U$2:.U$6];MATCH([.$A55];[.$S$2:.$S$6];0))*[.$D55]*[.$B55]" office:value-type="float" office:value="0" calcext:value-type="float">
            <text:p>0</text:p>
          </table:table-cell>
          <table:table-cell table:formula="of:=INDEX([.V$2:.V$6];MATCH([.$A55];[.$S$2:.$S$6];0))*[.$D55]*[.$B55]" office:value-type="float" office:value="0" calcext:value-type="float">
            <text:p>0</text:p>
          </table:table-cell>
          <table:table-cell table:formula="of:=INDEX([.W$2:.W$6];MATCH([.$A55];[.$S$2:.$S$6];0))*[.$D55]*[.$B55]"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nkLoa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9-04-01</text:p>
          </table:table-cell>
          <table:table-cell office:value-type="float" office:value="-26" calcext:value-type="float">
            <text:p>-26</text:p>
          </table:table-cell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cast</text:p>
          </table:table-cell>
          <table:table-cell table:formula="of:=INDEX([.T$2:.T$6];MATCH([.$A56];[.$S$2:.$S$6];0))*[.$D56]*[.$B56]" office:value-type="float" office:value="26" calcext:value-type="float">
            <text:p>26</text:p>
          </table:table-cell>
          <table:table-cell table:formula="of:=INDEX([.U$2:.U$6];MATCH([.$A56];[.$S$2:.$S$6];0))*[.$D56]*[.$B56]" office:value-type="float" office:value="0" calcext:value-type="float">
            <text:p>0</text:p>
          </table:table-cell>
          <table:table-cell table:formula="of:=INDEX([.V$2:.V$6];MATCH([.$A56];[.$S$2:.$S$6];0))*[.$D56]*[.$B56]" office:value-type="float" office:value="0" calcext:value-type="float">
            <text:p>0</text:p>
          </table:table-cell>
          <table:table-cell table:formula="of:=INDEX([.W$2:.W$6];MATCH([.$A56];[.$S$2:.$S$6];0))*[.$D56]*[.$B56]"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nkLoa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9-07-01</text:p>
          </table:table-cell>
          <table:table-cell office:value-type="float" office:value="-26" calcext:value-type="float">
            <text:p>-26</text:p>
          </table:table-cell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cast</text:p>
          </table:table-cell>
          <table:table-cell table:formula="of:=INDEX([.T$2:.T$6];MATCH([.$A57];[.$S$2:.$S$6];0))*[.$D57]*[.$B57]" office:value-type="float" office:value="26" calcext:value-type="float">
            <text:p>26</text:p>
          </table:table-cell>
          <table:table-cell table:formula="of:=INDEX([.U$2:.U$6];MATCH([.$A57];[.$S$2:.$S$6];0))*[.$D57]*[.$B57]" office:value-type="float" office:value="0" calcext:value-type="float">
            <text:p>0</text:p>
          </table:table-cell>
          <table:table-cell table:formula="of:=INDEX([.V$2:.V$6];MATCH([.$A57];[.$S$2:.$S$6];0))*[.$D57]*[.$B57]" office:value-type="float" office:value="0" calcext:value-type="float">
            <text:p>0</text:p>
          </table:table-cell>
          <table:table-cell table:formula="of:=INDEX([.W$2:.W$6];MATCH([.$A57];[.$S$2:.$S$6];0))*[.$D57]*[.$B57]"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nkLoa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9-10-01</text:p>
          </table:table-cell>
          <table:table-cell office:value-type="float" office:value="-26" calcext:value-type="float">
            <text:p>-26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cast</text:p>
          </table:table-cell>
          <table:table-cell table:formula="of:=INDEX([.T$2:.T$6];MATCH([.$A58];[.$S$2:.$S$6];0))*[.$D58]*[.$B58]" office:value-type="float" office:value="26" calcext:value-type="float">
            <text:p>26</text:p>
          </table:table-cell>
          <table:table-cell table:formula="of:=INDEX([.U$2:.U$6];MATCH([.$A58];[.$S$2:.$S$6];0))*[.$D58]*[.$B58]" office:value-type="float" office:value="0" calcext:value-type="float">
            <text:p>0</text:p>
          </table:table-cell>
          <table:table-cell table:formula="of:=INDEX([.V$2:.V$6];MATCH([.$A58];[.$S$2:.$S$6];0))*[.$D58]*[.$B58]" office:value-type="float" office:value="0" calcext:value-type="float">
            <text:p>0</text:p>
          </table:table-cell>
          <table:table-cell table:formula="of:=INDEX([.W$2:.W$6];MATCH([.$A58];[.$S$2:.$S$6];0))*[.$D58]*[.$B58]"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btCapit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9-01-01</text:p>
          </table:table-cell>
          <table:table-cell office:value-type="float" office:value="-3" calcext:value-type="float">
            <text:p>-3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ecast</text:p>
          </table:table-cell>
          <table:table-cell table:formula="of:=INDEX([.T$2:.T$6];MATCH([.$A59];[.$S$2:.$S$6];0))*[.$D59]*[.$B59]" office:value-type="float" office:value="3" calcext:value-type="float">
            <text:p>3</text:p>
          </table:table-cell>
          <table:table-cell table:formula="of:=INDEX([.U$2:.U$6];MATCH([.$A59];[.$S$2:.$S$6];0))*[.$D59]*[.$B59]" office:value-type="float" office:value="0" calcext:value-type="float">
            <text:p>0</text:p>
          </table:table-cell>
          <table:table-cell table:formula="of:=INDEX([.V$2:.V$6];MATCH([.$A59];[.$S$2:.$S$6];0))*[.$D59]*[.$B59]" office:value-type="float" office:value="0" calcext:value-type="float">
            <text:p>0</text:p>
          </table:table-cell>
          <table:table-cell table:formula="of:=INDEX([.W$2:.W$6];MATCH([.$A59];[.$S$2:.$S$6];0))*[.$D59]*[.$B59]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btCapit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20-01-01</text:p>
          </table:table-cell>
          <table:table-cell office:value-type="float" office:value="-1003" calcext:value-type="float">
            <text:p>-1003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ecast</text:p>
          </table:table-cell>
          <table:table-cell table:formula="of:=INDEX([.T$2:.T$6];MATCH([.$A60];[.$S$2:.$S$6];0))*[.$D60]*[.$B60]" office:value-type="float" office:value="1003" calcext:value-type="float">
            <text:p>1003</text:p>
          </table:table-cell>
          <table:table-cell table:formula="of:=INDEX([.U$2:.U$6];MATCH([.$A60];[.$S$2:.$S$6];0))*[.$D60]*[.$B60]" office:value-type="float" office:value="0" calcext:value-type="float">
            <text:p>0</text:p>
          </table:table-cell>
          <table:table-cell table:formula="of:=INDEX([.V$2:.V$6];MATCH([.$A60];[.$S$2:.$S$6];0))*[.$D60]*[.$B60]" office:value-type="float" office:value="0" calcext:value-type="float">
            <text:p>0</text:p>
          </table:table-cell>
          <table:table-cell table:formula="of:=INDEX([.W$2:.W$6];MATCH([.$A60];[.$S$2:.$S$6];0))*[.$D60]*[.$B60]" office:value-type="float" office:value="1003" calcext:value-type="float">
            <text:p>10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1-01</text:p>
          </table:table-cell>
          <table:table-cell office:value-type="float" office:value="200" calcext:value-type="float">
            <text:p>20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ecast</text:p>
          </table:table-cell>
          <table:table-cell table:formula="of:=INDEX([.T$2:.T$6];MATCH([.$A61];[.$S$2:.$S$6];0))*[.$D61]*[.$B61]" office:value-type="float" office:value="200" calcext:value-type="float">
            <text:p>200</text:p>
          </table:table-cell>
          <table:table-cell table:formula="of:=INDEX([.U$2:.U$6];MATCH([.$A61];[.$S$2:.$S$6];0))*[.$D61]*[.$B61]" office:value-type="float" office:value="200" calcext:value-type="float">
            <text:p>200</text:p>
          </table:table-cell>
          <table:table-cell table:formula="of:=INDEX([.V$2:.V$6];MATCH([.$A61];[.$S$2:.$S$6];0))*[.$D61]*[.$B61]" office:value-type="float" office:value="0" calcext:value-type="float">
            <text:p>0</text:p>
          </table:table-cell>
          <table:table-cell table:formula="of:=INDEX([.W$2:.W$6];MATCH([.$A61];[.$S$2:.$S$6];0))*[.$D61]*[.$B61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9-01-01</text:p>
          </table:table-cell>
          <table:table-cell office:value-type="float" office:value="-18.87" calcext:value-type="float">
            <text:p>-18.87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ecast</text:p>
          </table:table-cell>
          <table:table-cell table:formula="of:=INDEX([.T$2:.T$6];MATCH([.$A62];[.$S$2:.$S$6];0))*[.$D62]*[.$B62]" office:value-type="float" office:value="18.87" calcext:value-type="float">
            <text:p>18.87</text:p>
          </table:table-cell>
          <table:table-cell table:formula="of:=INDEX([.U$2:.U$6];MATCH([.$A62];[.$S$2:.$S$6];0))*[.$D62]*[.$B62]" office:value-type="float" office:value="18.87" calcext:value-type="float">
            <text:p>18.87</text:p>
          </table:table-cell>
          <table:table-cell table:formula="of:=INDEX([.V$2:.V$6];MATCH([.$A62];[.$S$2:.$S$6];0))*[.$D62]*[.$B62]" office:value-type="float" office:value="0" calcext:value-type="float">
            <text:p>0</text:p>
          </table:table-cell>
          <table:table-cell table:formula="of:=INDEX([.W$2:.W$6];MATCH([.$A62];[.$S$2:.$S$6];0))*[.$D62]*[.$B62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1-01</text:p>
          </table:table-cell>
          <table:table-cell office:value-type="float" office:value="248.34" calcext:value-type="float">
            <text:p>248.34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ecast</text:p>
          </table:table-cell>
          <table:table-cell table:formula="of:=INDEX([.T$2:.T$6];MATCH([.$A63];[.$S$2:.$S$6];0))*[.$D63]*[.$B63]" office:value-type="float" office:value="248.34" calcext:value-type="float">
            <text:p>248.34</text:p>
          </table:table-cell>
          <table:table-cell table:formula="of:=INDEX([.U$2:.U$6];MATCH([.$A63];[.$S$2:.$S$6];0))*[.$D63]*[.$B63]" office:value-type="float" office:value="248.34" calcext:value-type="float">
            <text:p>248.34</text:p>
          </table:table-cell>
          <table:table-cell table:formula="of:=INDEX([.V$2:.V$6];MATCH([.$A63];[.$S$2:.$S$6];0))*[.$D63]*[.$B63]" office:value-type="float" office:value="0" calcext:value-type="float">
            <text:p>0</text:p>
          </table:table-cell>
          <table:table-cell table:formula="of:=INDEX([.W$2:.W$6];MATCH([.$A63];[.$S$2:.$S$6];0))*[.$D63]*[.$B63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9-01-01</text:p>
          </table:table-cell>
          <table:table-cell office:value-type="float" office:value="-24.3" calcext:value-type="float">
            <text:p>-24.3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ecast</text:p>
          </table:table-cell>
          <table:table-cell table:formula="of:=INDEX([.T$2:.T$6];MATCH([.$A64];[.$S$2:.$S$6];0))*[.$D64]*[.$B64]" office:value-type="float" office:value="24.3" calcext:value-type="float">
            <text:p>24.3</text:p>
          </table:table-cell>
          <table:table-cell table:formula="of:=INDEX([.U$2:.U$6];MATCH([.$A64];[.$S$2:.$S$6];0))*[.$D64]*[.$B64]" office:value-type="float" office:value="24.3" calcext:value-type="float">
            <text:p>24.3</text:p>
          </table:table-cell>
          <table:table-cell table:formula="of:=INDEX([.V$2:.V$6];MATCH([.$A64];[.$S$2:.$S$6];0))*[.$D64]*[.$B64]" office:value-type="float" office:value="0" calcext:value-type="float">
            <text:p>0</text:p>
          </table:table-cell>
          <table:table-cell table:formula="of:=INDEX([.W$2:.W$6];MATCH([.$A64];[.$S$2:.$S$6];0))*[.$D64]*[.$B64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2-01</text:p>
          </table:table-cell>
          <table:table-cell office:value-type="float" office:value="335.85" calcext:value-type="float">
            <text:p>335.85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cast</text:p>
          </table:table-cell>
          <table:table-cell table:formula="of:=INDEX([.T$2:.T$6];MATCH([.$A65];[.$S$2:.$S$6];0))*[.$D65]*[.$B65]" office:value-type="float" office:value="335.85" calcext:value-type="float">
            <text:p>335.85</text:p>
          </table:table-cell>
          <table:table-cell table:formula="of:=INDEX([.U$2:.U$6];MATCH([.$A65];[.$S$2:.$S$6];0))*[.$D65]*[.$B65]" office:value-type="float" office:value="335.85" calcext:value-type="float">
            <text:p>335.85</text:p>
          </table:table-cell>
          <table:table-cell table:formula="of:=INDEX([.V$2:.V$6];MATCH([.$A65];[.$S$2:.$S$6];0))*[.$D65]*[.$B65]" office:value-type="float" office:value="0" calcext:value-type="float">
            <text:p>0</text:p>
          </table:table-cell>
          <table:table-cell table:formula="of:=INDEX([.W$2:.W$6];MATCH([.$A65];[.$S$2:.$S$6];0))*[.$D65]*[.$B65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9-02-01</text:p>
          </table:table-cell>
          <table:table-cell office:value-type="float" office:value="-22.22" calcext:value-type="float">
            <text:p>-22.22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cast</text:p>
          </table:table-cell>
          <table:table-cell table:formula="of:=INDEX([.T$2:.T$6];MATCH([.$A66];[.$S$2:.$S$6];0))*[.$D66]*[.$B66]" office:value-type="float" office:value="22.22" calcext:value-type="float">
            <text:p>22.22</text:p>
          </table:table-cell>
          <table:table-cell table:formula="of:=INDEX([.U$2:.U$6];MATCH([.$A66];[.$S$2:.$S$6];0))*[.$D66]*[.$B66]" office:value-type="float" office:value="22.22" calcext:value-type="float">
            <text:p>22.22</text:p>
          </table:table-cell>
          <table:table-cell table:formula="of:=INDEX([.V$2:.V$6];MATCH([.$A66];[.$S$2:.$S$6];0))*[.$D66]*[.$B66]" office:value-type="float" office:value="0" calcext:value-type="float">
            <text:p>0</text:p>
          </table:table-cell>
          <table:table-cell table:formula="of:=INDEX([.W$2:.W$6];MATCH([.$A66];[.$S$2:.$S$6];0))*[.$D66]*[.$B66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2-01</text:p>
          </table:table-cell>
          <table:table-cell office:value-type="float" office:value="433.42" calcext:value-type="float">
            <text:p>433.42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cast</text:p>
          </table:table-cell>
          <table:table-cell table:formula="of:=INDEX([.T$2:.T$6];MATCH([.$A67];[.$S$2:.$S$6];0))*[.$D67]*[.$B67]" office:value-type="float" office:value="433.42" calcext:value-type="float">
            <text:p>433.42</text:p>
          </table:table-cell>
          <table:table-cell table:formula="of:=INDEX([.U$2:.U$6];MATCH([.$A67];[.$S$2:.$S$6];0))*[.$D67]*[.$B67]" office:value-type="float" office:value="433.42" calcext:value-type="float">
            <text:p>433.42</text:p>
          </table:table-cell>
          <table:table-cell table:formula="of:=INDEX([.V$2:.V$6];MATCH([.$A67];[.$S$2:.$S$6];0))*[.$D67]*[.$B67]" office:value-type="float" office:value="0" calcext:value-type="float">
            <text:p>0</text:p>
          </table:table-cell>
          <table:table-cell table:formula="of:=INDEX([.W$2:.W$6];MATCH([.$A67];[.$S$2:.$S$6];0))*[.$D67]*[.$B67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9-02-01</text:p>
          </table:table-cell>
          <table:table-cell office:value-type="float" office:value="-40.48" calcext:value-type="float">
            <text:p>-40.48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cast</text:p>
          </table:table-cell>
          <table:table-cell table:formula="of:=INDEX([.T$2:.T$6];MATCH([.$A68];[.$S$2:.$S$6];0))*[.$D68]*[.$B68]" office:value-type="float" office:value="40.48" calcext:value-type="float">
            <text:p>40.48</text:p>
          </table:table-cell>
          <table:table-cell table:formula="of:=INDEX([.U$2:.U$6];MATCH([.$A68];[.$S$2:.$S$6];0))*[.$D68]*[.$B68]" office:value-type="float" office:value="40.48" calcext:value-type="float">
            <text:p>40.48</text:p>
          </table:table-cell>
          <table:table-cell table:formula="of:=INDEX([.V$2:.V$6];MATCH([.$A68];[.$S$2:.$S$6];0))*[.$D68]*[.$B68]" office:value-type="float" office:value="0" calcext:value-type="float">
            <text:p>0</text:p>
          </table:table-cell>
          <table:table-cell table:formula="of:=INDEX([.W$2:.W$6];MATCH([.$A68];[.$S$2:.$S$6];0))*[.$D68]*[.$B68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3-01</text:p>
          </table:table-cell>
          <table:table-cell office:value-type="float" office:value="628.04" calcext:value-type="float">
            <text:p>628.04</text:p>
          </table:table-cell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cast</text:p>
          </table:table-cell>
          <table:table-cell table:formula="of:=INDEX([.T$2:.T$6];MATCH([.$A69];[.$S$2:.$S$6];0))*[.$D69]*[.$B69]" office:value-type="float" office:value="628.04" calcext:value-type="float">
            <text:p>628.04</text:p>
          </table:table-cell>
          <table:table-cell table:formula="of:=INDEX([.U$2:.U$6];MATCH([.$A69];[.$S$2:.$S$6];0))*[.$D69]*[.$B69]" office:value-type="float" office:value="628.04" calcext:value-type="float">
            <text:p>628.04</text:p>
          </table:table-cell>
          <table:table-cell table:formula="of:=INDEX([.V$2:.V$6];MATCH([.$A69];[.$S$2:.$S$6];0))*[.$D69]*[.$B69]" office:value-type="float" office:value="0" calcext:value-type="float">
            <text:p>0</text:p>
          </table:table-cell>
          <table:table-cell table:formula="of:=INDEX([.W$2:.W$6];MATCH([.$A69];[.$S$2:.$S$6];0))*[.$D69]*[.$B69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9-03-01</text:p>
          </table:table-cell>
          <table:table-cell office:value-type="float" office:value="-36.84" calcext:value-type="float">
            <text:p>-36.84</text:p>
          </table:table-cell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cast</text:p>
          </table:table-cell>
          <table:table-cell table:formula="of:=INDEX([.T$2:.T$6];MATCH([.$A70];[.$S$2:.$S$6];0))*[.$D70]*[.$B70]" office:value-type="float" office:value="36.84" calcext:value-type="float">
            <text:p>36.84</text:p>
          </table:table-cell>
          <table:table-cell table:formula="of:=INDEX([.U$2:.U$6];MATCH([.$A70];[.$S$2:.$S$6];0))*[.$D70]*[.$B70]" office:value-type="float" office:value="36.84" calcext:value-type="float">
            <text:p>36.84</text:p>
          </table:table-cell>
          <table:table-cell table:formula="of:=INDEX([.V$2:.V$6];MATCH([.$A70];[.$S$2:.$S$6];0))*[.$D70]*[.$B70]" office:value-type="float" office:value="0" calcext:value-type="float">
            <text:p>0</text:p>
          </table:table-cell>
          <table:table-cell table:formula="of:=INDEX([.W$2:.W$6];MATCH([.$A70];[.$S$2:.$S$6];0))*[.$D70]*[.$B70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3-01</text:p>
          </table:table-cell>
          <table:table-cell office:value-type="float" office:value="410.81" calcext:value-type="float">
            <text:p>410.81</text:p>
          </table:table-cell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cast</text:p>
          </table:table-cell>
          <table:table-cell table:formula="of:=INDEX([.T$2:.T$6];MATCH([.$A71];[.$S$2:.$S$6];0))*[.$D71]*[.$B71]" office:value-type="float" office:value="410.81" calcext:value-type="float">
            <text:p>410.81</text:p>
          </table:table-cell>
          <table:table-cell table:formula="of:=INDEX([.U$2:.U$6];MATCH([.$A71];[.$S$2:.$S$6];0))*[.$D71]*[.$B71]" office:value-type="float" office:value="410.81" calcext:value-type="float">
            <text:p>410.81</text:p>
          </table:table-cell>
          <table:table-cell table:formula="of:=INDEX([.V$2:.V$6];MATCH([.$A71];[.$S$2:.$S$6];0))*[.$D71]*[.$B71]" office:value-type="float" office:value="0" calcext:value-type="float">
            <text:p>0</text:p>
          </table:table-cell>
          <table:table-cell table:formula="of:=INDEX([.W$2:.W$6];MATCH([.$A71];[.$S$2:.$S$6];0))*[.$D71]*[.$B71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9-03-01</text:p>
          </table:table-cell>
          <table:table-cell office:value-type="float" office:value="-4.13" calcext:value-type="float">
            <text:p>-4.13</text:p>
          </table:table-cell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cast</text:p>
          </table:table-cell>
          <table:table-cell table:formula="of:=INDEX([.T$2:.T$6];MATCH([.$A72];[.$S$2:.$S$6];0))*[.$D72]*[.$B72]" office:value-type="float" office:value="4.13" calcext:value-type="float">
            <text:p>4.13</text:p>
          </table:table-cell>
          <table:table-cell table:formula="of:=INDEX([.U$2:.U$6];MATCH([.$A72];[.$S$2:.$S$6];0))*[.$D72]*[.$B72]" office:value-type="float" office:value="4.13" calcext:value-type="float">
            <text:p>4.13</text:p>
          </table:table-cell>
          <table:table-cell table:formula="of:=INDEX([.V$2:.V$6];MATCH([.$A72];[.$S$2:.$S$6];0))*[.$D72]*[.$B72]" office:value-type="float" office:value="0" calcext:value-type="float">
            <text:p>0</text:p>
          </table:table-cell>
          <table:table-cell table:formula="of:=INDEX([.W$2:.W$6];MATCH([.$A72];[.$S$2:.$S$6];0))*[.$D72]*[.$B72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4-01</text:p>
          </table:table-cell>
          <table:table-cell office:value-type="float" office:value="256.86" calcext:value-type="float">
            <text:p>256.86</text:p>
          </table:table-cell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cast</text:p>
          </table:table-cell>
          <table:table-cell table:formula="of:=INDEX([.T$2:.T$6];MATCH([.$A73];[.$S$2:.$S$6];0))*[.$D73]*[.$B73]" office:value-type="float" office:value="256.86" calcext:value-type="float">
            <text:p>256.86</text:p>
          </table:table-cell>
          <table:table-cell table:formula="of:=INDEX([.U$2:.U$6];MATCH([.$A73];[.$S$2:.$S$6];0))*[.$D73]*[.$B73]" office:value-type="float" office:value="256.86" calcext:value-type="float">
            <text:p>256.86</text:p>
          </table:table-cell>
          <table:table-cell table:formula="of:=INDEX([.V$2:.V$6];MATCH([.$A73];[.$S$2:.$S$6];0))*[.$D73]*[.$B73]" office:value-type="float" office:value="0" calcext:value-type="float">
            <text:p>0</text:p>
          </table:table-cell>
          <table:table-cell table:formula="of:=INDEX([.W$2:.W$6];MATCH([.$A73];[.$S$2:.$S$6];0))*[.$D73]*[.$B73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9-04-01</text:p>
          </table:table-cell>
          <table:table-cell office:value-type="float" office:value="-22.6" calcext:value-type="float">
            <text:p>-22.6</text:p>
          </table:table-cell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cast</text:p>
          </table:table-cell>
          <table:table-cell table:formula="of:=INDEX([.T$2:.T$6];MATCH([.$A74];[.$S$2:.$S$6];0))*[.$D74]*[.$B74]" office:value-type="float" office:value="22.6" calcext:value-type="float">
            <text:p>22.6</text:p>
          </table:table-cell>
          <table:table-cell table:formula="of:=INDEX([.U$2:.U$6];MATCH([.$A74];[.$S$2:.$S$6];0))*[.$D74]*[.$B74]" office:value-type="float" office:value="22.6" calcext:value-type="float">
            <text:p>22.6</text:p>
          </table:table-cell>
          <table:table-cell table:formula="of:=INDEX([.V$2:.V$6];MATCH([.$A74];[.$S$2:.$S$6];0))*[.$D74]*[.$B74]" office:value-type="float" office:value="0" calcext:value-type="float">
            <text:p>0</text:p>
          </table:table-cell>
          <table:table-cell table:formula="of:=INDEX([.W$2:.W$6];MATCH([.$A74];[.$S$2:.$S$6];0))*[.$D74]*[.$B74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4-0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cast</text:p>
          </table:table-cell>
          <table:table-cell table:formula="of:=INDEX([.T$2:.T$6];MATCH([.$A75];[.$S$2:.$S$6];0))*[.$D75]*[.$B75]" office:value-type="float" office:value="214.99" calcext:value-type="float">
            <text:p>214.99</text:p>
          </table:table-cell>
          <table:table-cell table:formula="of:=INDEX([.U$2:.U$6];MATCH([.$A75];[.$S$2:.$S$6];0))*[.$D75]*[.$B75]" office:value-type="float" office:value="214.99" calcext:value-type="float">
            <text:p>214.99</text:p>
          </table:table-cell>
          <table:table-cell table:formula="of:=INDEX([.V$2:.V$6];MATCH([.$A75];[.$S$2:.$S$6];0))*[.$D75]*[.$B75]" office:value-type="float" office:value="0" calcext:value-type="float">
            <text:p>0</text:p>
          </table:table-cell>
          <table:table-cell table:formula="of:=INDEX([.W$2:.W$6];MATCH([.$A75];[.$S$2:.$S$6];0))*[.$D75]*[.$B75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9-04-01</text:p>
          </table:table-cell>
          <table:table-cell office:value-type="float" office:value="-6.81" calcext:value-type="float">
            <text:p>-6.81</text:p>
          </table:table-cell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cast</text:p>
          </table:table-cell>
          <table:table-cell table:formula="of:=INDEX([.T$2:.T$6];MATCH([.$A76];[.$S$2:.$S$6];0))*[.$D76]*[.$B76]" office:value-type="float" office:value="6.81" calcext:value-type="float">
            <text:p>6.81</text:p>
          </table:table-cell>
          <table:table-cell table:formula="of:=INDEX([.U$2:.U$6];MATCH([.$A76];[.$S$2:.$S$6];0))*[.$D76]*[.$B76]" office:value-type="float" office:value="6.81" calcext:value-type="float">
            <text:p>6.81</text:p>
          </table:table-cell>
          <table:table-cell table:formula="of:=INDEX([.V$2:.V$6];MATCH([.$A76];[.$S$2:.$S$6];0))*[.$D76]*[.$B76]" office:value-type="float" office:value="0" calcext:value-type="float">
            <text:p>0</text:p>
          </table:table-cell>
          <table:table-cell table:formula="of:=INDEX([.W$2:.W$6];MATCH([.$A76];[.$S$2:.$S$6];0))*[.$D76]*[.$B76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5-01</text:p>
          </table:table-cell>
          <table:table-cell office:value-type="float" office:value="283.14" calcext:value-type="float">
            <text:p>283.14</text:p>
          </table:table-cell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cast</text:p>
          </table:table-cell>
          <table:table-cell table:formula="of:=INDEX([.T$2:.T$6];MATCH([.$A77];[.$S$2:.$S$6];0))*[.$D77]*[.$B77]" office:value-type="float" office:value="283.14" calcext:value-type="float">
            <text:p>283.14</text:p>
          </table:table-cell>
          <table:table-cell table:formula="of:=INDEX([.U$2:.U$6];MATCH([.$A77];[.$S$2:.$S$6];0))*[.$D77]*[.$B77]" office:value-type="float" office:value="283.14" calcext:value-type="float">
            <text:p>283.14</text:p>
          </table:table-cell>
          <table:table-cell table:formula="of:=INDEX([.V$2:.V$6];MATCH([.$A77];[.$S$2:.$S$6];0))*[.$D77]*[.$B77]" office:value-type="float" office:value="0" calcext:value-type="float">
            <text:p>0</text:p>
          </table:table-cell>
          <table:table-cell table:formula="of:=INDEX([.W$2:.W$6];MATCH([.$A77];[.$S$2:.$S$6];0))*[.$D77]*[.$B77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9-05-01</text:p>
          </table:table-cell>
          <table:table-cell office:value-type="float" office:value="-27.86" calcext:value-type="float">
            <text:p>-27.86</text:p>
          </table:table-cell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cast</text:p>
          </table:table-cell>
          <table:table-cell table:formula="of:=INDEX([.T$2:.T$6];MATCH([.$A78];[.$S$2:.$S$6];0))*[.$D78]*[.$B78]" office:value-type="float" office:value="27.86" calcext:value-type="float">
            <text:p>27.86</text:p>
          </table:table-cell>
          <table:table-cell table:formula="of:=INDEX([.U$2:.U$6];MATCH([.$A78];[.$S$2:.$S$6];0))*[.$D78]*[.$B78]" office:value-type="float" office:value="27.86" calcext:value-type="float">
            <text:p>27.86</text:p>
          </table:table-cell>
          <table:table-cell table:formula="of:=INDEX([.V$2:.V$6];MATCH([.$A78];[.$S$2:.$S$6];0))*[.$D78]*[.$B78]" office:value-type="float" office:value="0" calcext:value-type="float">
            <text:p>0</text:p>
          </table:table-cell>
          <table:table-cell table:formula="of:=INDEX([.W$2:.W$6];MATCH([.$A78];[.$S$2:.$S$6];0))*[.$D78]*[.$B78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5-01</text:p>
          </table:table-cell>
          <table:table-cell office:value-type="float" office:value="247.14" calcext:value-type="float">
            <text:p>247.14</text:p>
          </table:table-cell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cast</text:p>
          </table:table-cell>
          <table:table-cell table:formula="of:=INDEX([.T$2:.T$6];MATCH([.$A79];[.$S$2:.$S$6];0))*[.$D79]*[.$B79]" office:value-type="float" office:value="247.14" calcext:value-type="float">
            <text:p>247.14</text:p>
          </table:table-cell>
          <table:table-cell table:formula="of:=INDEX([.U$2:.U$6];MATCH([.$A79];[.$S$2:.$S$6];0))*[.$D79]*[.$B79]" office:value-type="float" office:value="247.14" calcext:value-type="float">
            <text:p>247.14</text:p>
          </table:table-cell>
          <table:table-cell table:formula="of:=INDEX([.V$2:.V$6];MATCH([.$A79];[.$S$2:.$S$6];0))*[.$D79]*[.$B79]" office:value-type="float" office:value="0" calcext:value-type="float">
            <text:p>0</text:p>
          </table:table-cell>
          <table:table-cell table:formula="of:=INDEX([.W$2:.W$6];MATCH([.$A79];[.$S$2:.$S$6];0))*[.$D79]*[.$B79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9-05-01</text:p>
          </table:table-cell>
          <table:table-cell office:value-type="float" office:value="-19.42" calcext:value-type="float">
            <text:p>-19.42</text:p>
          </table:table-cell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cast</text:p>
          </table:table-cell>
          <table:table-cell table:formula="of:=INDEX([.T$2:.T$6];MATCH([.$A80];[.$S$2:.$S$6];0))*[.$D80]*[.$B80]" office:value-type="float" office:value="19.42" calcext:value-type="float">
            <text:p>19.42</text:p>
          </table:table-cell>
          <table:table-cell table:formula="of:=INDEX([.U$2:.U$6];MATCH([.$A80];[.$S$2:.$S$6];0))*[.$D80]*[.$B80]" office:value-type="float" office:value="19.42" calcext:value-type="float">
            <text:p>19.42</text:p>
          </table:table-cell>
          <table:table-cell table:formula="of:=INDEX([.V$2:.V$6];MATCH([.$A80];[.$S$2:.$S$6];0))*[.$D80]*[.$B80]" office:value-type="float" office:value="0" calcext:value-type="float">
            <text:p>0</text:p>
          </table:table-cell>
          <table:table-cell table:formula="of:=INDEX([.W$2:.W$6];MATCH([.$A80];[.$S$2:.$S$6];0))*[.$D80]*[.$B80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6-01</text:p>
          </table:table-cell>
          <table:table-cell office:value-type="float" office:value="325.83" calcext:value-type="float">
            <text:p>325.83</text:p>
          </table:table-cell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cast</text:p>
          </table:table-cell>
          <table:table-cell table:formula="of:=INDEX([.T$2:.T$6];MATCH([.$A81];[.$S$2:.$S$6];0))*[.$D81]*[.$B81]" office:value-type="float" office:value="325.83" calcext:value-type="float">
            <text:p>325.83</text:p>
          </table:table-cell>
          <table:table-cell table:formula="of:=INDEX([.U$2:.U$6];MATCH([.$A81];[.$S$2:.$S$6];0))*[.$D81]*[.$B81]" office:value-type="float" office:value="325.83" calcext:value-type="float">
            <text:p>325.83</text:p>
          </table:table-cell>
          <table:table-cell table:formula="of:=INDEX([.V$2:.V$6];MATCH([.$A81];[.$S$2:.$S$6];0))*[.$D81]*[.$B81]" office:value-type="float" office:value="0" calcext:value-type="float">
            <text:p>0</text:p>
          </table:table-cell>
          <table:table-cell table:formula="of:=INDEX([.W$2:.W$6];MATCH([.$A81];[.$S$2:.$S$6];0))*[.$D81]*[.$B81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9-06-01</text:p>
          </table:table-cell>
          <table:table-cell office:value-type="float" office:value="-20.4" calcext:value-type="float">
            <text:p>-20.4</text:p>
          </table:table-cell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cast</text:p>
          </table:table-cell>
          <table:table-cell table:formula="of:=INDEX([.T$2:.T$6];MATCH([.$A82];[.$S$2:.$S$6];0))*[.$D82]*[.$B82]" office:value-type="float" office:value="20.4" calcext:value-type="float">
            <text:p>20.4</text:p>
          </table:table-cell>
          <table:table-cell table:formula="of:=INDEX([.U$2:.U$6];MATCH([.$A82];[.$S$2:.$S$6];0))*[.$D82]*[.$B82]" office:value-type="float" office:value="20.4" calcext:value-type="float">
            <text:p>20.4</text:p>
          </table:table-cell>
          <table:table-cell table:formula="of:=INDEX([.V$2:.V$6];MATCH([.$A82];[.$S$2:.$S$6];0))*[.$D82]*[.$B82]" office:value-type="float" office:value="0" calcext:value-type="float">
            <text:p>0</text:p>
          </table:table-cell>
          <table:table-cell table:formula="of:=INDEX([.W$2:.W$6];MATCH([.$A82];[.$S$2:.$S$6];0))*[.$D82]*[.$B82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6-01</text:p>
          </table:table-cell>
          <table:table-cell office:value-type="float" office:value="285.67" calcext:value-type="float">
            <text:p>285.67</text:p>
          </table:table-cell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cast</text:p>
          </table:table-cell>
          <table:table-cell table:formula="of:=INDEX([.T$2:.T$6];MATCH([.$A83];[.$S$2:.$S$6];0))*[.$D83]*[.$B83]" office:value-type="float" office:value="285.67" calcext:value-type="float">
            <text:p>285.67</text:p>
          </table:table-cell>
          <table:table-cell table:formula="of:=INDEX([.U$2:.U$6];MATCH([.$A83];[.$S$2:.$S$6];0))*[.$D83]*[.$B83]" office:value-type="float" office:value="285.67" calcext:value-type="float">
            <text:p>285.67</text:p>
          </table:table-cell>
          <table:table-cell table:formula="of:=INDEX([.V$2:.V$6];MATCH([.$A83];[.$S$2:.$S$6];0))*[.$D83]*[.$B83]" office:value-type="float" office:value="0" calcext:value-type="float">
            <text:p>0</text:p>
          </table:table-cell>
          <table:table-cell table:formula="of:=INDEX([.W$2:.W$6];MATCH([.$A83];[.$S$2:.$S$6];0))*[.$D83]*[.$B83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9-06-01</text:p>
          </table:table-cell>
          <table:table-cell office:value-type="float" office:value="-16.8" calcext:value-type="float">
            <text:p>-16.8</text:p>
          </table:table-cell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cast</text:p>
          </table:table-cell>
          <table:table-cell table:formula="of:=INDEX([.T$2:.T$6];MATCH([.$A84];[.$S$2:.$S$6];0))*[.$D84]*[.$B84]" office:value-type="float" office:value="16.8" calcext:value-type="float">
            <text:p>16.8</text:p>
          </table:table-cell>
          <table:table-cell table:formula="of:=INDEX([.U$2:.U$6];MATCH([.$A84];[.$S$2:.$S$6];0))*[.$D84]*[.$B84]" office:value-type="float" office:value="16.8" calcext:value-type="float">
            <text:p>16.8</text:p>
          </table:table-cell>
          <table:table-cell table:formula="of:=INDEX([.V$2:.V$6];MATCH([.$A84];[.$S$2:.$S$6];0))*[.$D84]*[.$B84]" office:value-type="float" office:value="0" calcext:value-type="float">
            <text:p>0</text:p>
          </table:table-cell>
          <table:table-cell table:formula="of:=INDEX([.W$2:.W$6];MATCH([.$A84];[.$S$2:.$S$6];0))*[.$D84]*[.$B84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7-01</text:p>
          </table:table-cell>
          <table:table-cell office:value-type="float" office:value="196.78" calcext:value-type="float">
            <text:p>196.78</text:p>
          </table:table-cell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cast</text:p>
          </table:table-cell>
          <table:table-cell table:formula="of:=INDEX([.T$2:.T$6];MATCH([.$A85];[.$S$2:.$S$6];0))*[.$D85]*[.$B85]" office:value-type="float" office:value="196.78" calcext:value-type="float">
            <text:p>196.78</text:p>
          </table:table-cell>
          <table:table-cell table:formula="of:=INDEX([.U$2:.U$6];MATCH([.$A85];[.$S$2:.$S$6];0))*[.$D85]*[.$B85]" office:value-type="float" office:value="196.78" calcext:value-type="float">
            <text:p>196.78</text:p>
          </table:table-cell>
          <table:table-cell table:formula="of:=INDEX([.V$2:.V$6];MATCH([.$A85];[.$S$2:.$S$6];0))*[.$D85]*[.$B85]" office:value-type="float" office:value="0" calcext:value-type="float">
            <text:p>0</text:p>
          </table:table-cell>
          <table:table-cell table:formula="of:=INDEX([.W$2:.W$6];MATCH([.$A85];[.$S$2:.$S$6];0))*[.$D85]*[.$B85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9-07-01</text:p>
          </table:table-cell>
          <table:table-cell office:value-type="float" office:value="-17.48" calcext:value-type="float">
            <text:p>-17.48</text:p>
          </table:table-cell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cast</text:p>
          </table:table-cell>
          <table:table-cell table:formula="of:=INDEX([.T$2:.T$6];MATCH([.$A86];[.$S$2:.$S$6];0))*[.$D86]*[.$B86]" office:value-type="float" office:value="17.48" calcext:value-type="float">
            <text:p>17.48</text:p>
          </table:table-cell>
          <table:table-cell table:formula="of:=INDEX([.U$2:.U$6];MATCH([.$A86];[.$S$2:.$S$6];0))*[.$D86]*[.$B86]" office:value-type="float" office:value="17.48" calcext:value-type="float">
            <text:p>17.48</text:p>
          </table:table-cell>
          <table:table-cell table:formula="of:=INDEX([.V$2:.V$6];MATCH([.$A86];[.$S$2:.$S$6];0))*[.$D86]*[.$B86]" office:value-type="float" office:value="0" calcext:value-type="float">
            <text:p>0</text:p>
          </table:table-cell>
          <table:table-cell table:formula="of:=INDEX([.W$2:.W$6];MATCH([.$A86];[.$S$2:.$S$6];0))*[.$D86]*[.$B86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7-01</text:p>
          </table:table-cell>
          <table:table-cell office:value-type="float" office:value="307.73" calcext:value-type="float">
            <text:p>307.73</text:p>
          </table:table-cell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cast</text:p>
          </table:table-cell>
          <table:table-cell table:formula="of:=INDEX([.T$2:.T$6];MATCH([.$A87];[.$S$2:.$S$6];0))*[.$D87]*[.$B87]" office:value-type="float" office:value="307.73" calcext:value-type="float">
            <text:p>307.73</text:p>
          </table:table-cell>
          <table:table-cell table:formula="of:=INDEX([.U$2:.U$6];MATCH([.$A87];[.$S$2:.$S$6];0))*[.$D87]*[.$B87]" office:value-type="float" office:value="307.73" calcext:value-type="float">
            <text:p>307.73</text:p>
          </table:table-cell>
          <table:table-cell table:formula="of:=INDEX([.V$2:.V$6];MATCH([.$A87];[.$S$2:.$S$6];0))*[.$D87]*[.$B87]" office:value-type="float" office:value="0" calcext:value-type="float">
            <text:p>0</text:p>
          </table:table-cell>
          <table:table-cell table:formula="of:=INDEX([.W$2:.W$6];MATCH([.$A87];[.$S$2:.$S$6];0))*[.$D87]*[.$B87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9-07-01</text:p>
          </table:table-cell>
          <table:table-cell office:value-type="float" office:value="-16.96" calcext:value-type="float">
            <text:p>-16.96</text:p>
          </table:table-cell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cast</text:p>
          </table:table-cell>
          <table:table-cell table:formula="of:=INDEX([.T$2:.T$6];MATCH([.$A88];[.$S$2:.$S$6];0))*[.$D88]*[.$B88]" office:value-type="float" office:value="16.96" calcext:value-type="float">
            <text:p>16.96</text:p>
          </table:table-cell>
          <table:table-cell table:formula="of:=INDEX([.U$2:.U$6];MATCH([.$A88];[.$S$2:.$S$6];0))*[.$D88]*[.$B88]" office:value-type="float" office:value="16.96" calcext:value-type="float">
            <text:p>16.96</text:p>
          </table:table-cell>
          <table:table-cell table:formula="of:=INDEX([.V$2:.V$6];MATCH([.$A88];[.$S$2:.$S$6];0))*[.$D88]*[.$B88]" office:value-type="float" office:value="0" calcext:value-type="float">
            <text:p>0</text:p>
          </table:table-cell>
          <table:table-cell table:formula="of:=INDEX([.W$2:.W$6];MATCH([.$A88];[.$S$2:.$S$6];0))*[.$D88]*[.$B88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8-01</text:p>
          </table:table-cell>
          <table:table-cell office:value-type="float" office:value="306.39" calcext:value-type="float">
            <text:p>306.39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cast</text:p>
          </table:table-cell>
          <table:table-cell table:formula="of:=INDEX([.T$2:.T$6];MATCH([.$A89];[.$S$2:.$S$6];0))*[.$D89]*[.$B89]" office:value-type="float" office:value="306.39" calcext:value-type="float">
            <text:p>306.39</text:p>
          </table:table-cell>
          <table:table-cell table:formula="of:=INDEX([.U$2:.U$6];MATCH([.$A89];[.$S$2:.$S$6];0))*[.$D89]*[.$B89]" office:value-type="float" office:value="306.39" calcext:value-type="float">
            <text:p>306.39</text:p>
          </table:table-cell>
          <table:table-cell table:formula="of:=INDEX([.V$2:.V$6];MATCH([.$A89];[.$S$2:.$S$6];0))*[.$D89]*[.$B89]" office:value-type="float" office:value="0" calcext:value-type="float">
            <text:p>0</text:p>
          </table:table-cell>
          <table:table-cell table:formula="of:=INDEX([.W$2:.W$6];MATCH([.$A89];[.$S$2:.$S$6];0))*[.$D89]*[.$B89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9-08-01</text:p>
          </table:table-cell>
          <table:table-cell office:value-type="float" office:value="-17.56" calcext:value-type="float">
            <text:p>-17.56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cast</text:p>
          </table:table-cell>
          <table:table-cell table:formula="of:=INDEX([.T$2:.T$6];MATCH([.$A90];[.$S$2:.$S$6];0))*[.$D90]*[.$B90]" office:value-type="float" office:value="17.56" calcext:value-type="float">
            <text:p>17.56</text:p>
          </table:table-cell>
          <table:table-cell table:formula="of:=INDEX([.U$2:.U$6];MATCH([.$A90];[.$S$2:.$S$6];0))*[.$D90]*[.$B90]" office:value-type="float" office:value="17.56" calcext:value-type="float">
            <text:p>17.56</text:p>
          </table:table-cell>
          <table:table-cell table:formula="of:=INDEX([.V$2:.V$6];MATCH([.$A90];[.$S$2:.$S$6];0))*[.$D90]*[.$B90]" office:value-type="float" office:value="0" calcext:value-type="float">
            <text:p>0</text:p>
          </table:table-cell>
          <table:table-cell table:formula="of:=INDEX([.W$2:.W$6];MATCH([.$A90];[.$S$2:.$S$6];0))*[.$D90]*[.$B90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8-01</text:p>
          </table:table-cell>
          <table:table-cell office:value-type="float" office:value="208.7" calcext:value-type="float">
            <text:p>208.7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cast</text:p>
          </table:table-cell>
          <table:table-cell table:formula="of:=INDEX([.T$2:.T$6];MATCH([.$A91];[.$S$2:.$S$6];0))*[.$D91]*[.$B91]" office:value-type="float" office:value="208.7" calcext:value-type="float">
            <text:p>208.7</text:p>
          </table:table-cell>
          <table:table-cell table:formula="of:=INDEX([.U$2:.U$6];MATCH([.$A91];[.$S$2:.$S$6];0))*[.$D91]*[.$B91]" office:value-type="float" office:value="208.7" calcext:value-type="float">
            <text:p>208.7</text:p>
          </table:table-cell>
          <table:table-cell table:formula="of:=INDEX([.V$2:.V$6];MATCH([.$A91];[.$S$2:.$S$6];0))*[.$D91]*[.$B91]" office:value-type="float" office:value="0" calcext:value-type="float">
            <text:p>0</text:p>
          </table:table-cell>
          <table:table-cell table:formula="of:=INDEX([.W$2:.W$6];MATCH([.$A91];[.$S$2:.$S$6];0))*[.$D91]*[.$B91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9-08-01</text:p>
          </table:table-cell>
          <table:table-cell office:value-type="float" office:value="-2.22" calcext:value-type="float">
            <text:p>-2.22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cast</text:p>
          </table:table-cell>
          <table:table-cell table:formula="of:=INDEX([.T$2:.T$6];MATCH([.$A92];[.$S$2:.$S$6];0))*[.$D92]*[.$B92]" office:value-type="float" office:value="2.22" calcext:value-type="float">
            <text:p>2.22</text:p>
          </table:table-cell>
          <table:table-cell table:formula="of:=INDEX([.U$2:.U$6];MATCH([.$A92];[.$S$2:.$S$6];0))*[.$D92]*[.$B92]" office:value-type="float" office:value="2.22" calcext:value-type="float">
            <text:p>2.22</text:p>
          </table:table-cell>
          <table:table-cell table:formula="of:=INDEX([.V$2:.V$6];MATCH([.$A92];[.$S$2:.$S$6];0))*[.$D92]*[.$B92]" office:value-type="float" office:value="0" calcext:value-type="float">
            <text:p>0</text:p>
          </table:table-cell>
          <table:table-cell table:formula="of:=INDEX([.W$2:.W$6];MATCH([.$A92];[.$S$2:.$S$6];0))*[.$D92]*[.$B92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9-01</text:p>
          </table:table-cell>
          <table:table-cell office:value-type="float" office:value="146.87" calcext:value-type="float">
            <text:p>146.87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cast</text:p>
          </table:table-cell>
          <table:table-cell table:formula="of:=INDEX([.T$2:.T$6];MATCH([.$A93];[.$S$2:.$S$6];0))*[.$D93]*[.$B93]" office:value-type="float" office:value="146.87" calcext:value-type="float">
            <text:p>146.87</text:p>
          </table:table-cell>
          <table:table-cell table:formula="of:=INDEX([.U$2:.U$6];MATCH([.$A93];[.$S$2:.$S$6];0))*[.$D93]*[.$B93]" office:value-type="float" office:value="146.87" calcext:value-type="float">
            <text:p>146.87</text:p>
          </table:table-cell>
          <table:table-cell table:formula="of:=INDEX([.V$2:.V$6];MATCH([.$A93];[.$S$2:.$S$6];0))*[.$D93]*[.$B93]" office:value-type="float" office:value="0" calcext:value-type="float">
            <text:p>0</text:p>
          </table:table-cell>
          <table:table-cell table:formula="of:=INDEX([.W$2:.W$6];MATCH([.$A93];[.$S$2:.$S$6];0))*[.$D93]*[.$B93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9-09-01</text:p>
          </table:table-cell>
          <table:table-cell office:value-type="float" office:value="-13.11" calcext:value-type="float">
            <text:p>-13.1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cast</text:p>
          </table:table-cell>
          <table:table-cell table:formula="of:=INDEX([.T$2:.T$6];MATCH([.$A94];[.$S$2:.$S$6];0))*[.$D94]*[.$B94]" office:value-type="float" office:value="13.11" calcext:value-type="float">
            <text:p>13.11</text:p>
          </table:table-cell>
          <table:table-cell table:formula="of:=INDEX([.U$2:.U$6];MATCH([.$A94];[.$S$2:.$S$6];0))*[.$D94]*[.$B94]" office:value-type="float" office:value="13.11" calcext:value-type="float">
            <text:p>13.11</text:p>
          </table:table-cell>
          <table:table-cell table:formula="of:=INDEX([.V$2:.V$6];MATCH([.$A94];[.$S$2:.$S$6];0))*[.$D94]*[.$B94]" office:value-type="float" office:value="0" calcext:value-type="float">
            <text:p>0</text:p>
          </table:table-cell>
          <table:table-cell table:formula="of:=INDEX([.W$2:.W$6];MATCH([.$A94];[.$S$2:.$S$6];0))*[.$D94]*[.$B94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9-01</text:p>
          </table:table-cell>
          <table:table-cell office:value-type="float" office:value="136.91" calcext:value-type="float">
            <text:p>136.9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cast</text:p>
          </table:table-cell>
          <table:table-cell table:formula="of:=INDEX([.T$2:.T$6];MATCH([.$A95];[.$S$2:.$S$6];0))*[.$D95]*[.$B95]" office:value-type="float" office:value="136.91" calcext:value-type="float">
            <text:p>136.91</text:p>
          </table:table-cell>
          <table:table-cell table:formula="of:=INDEX([.U$2:.U$6];MATCH([.$A95];[.$S$2:.$S$6];0))*[.$D95]*[.$B95]" office:value-type="float" office:value="136.91" calcext:value-type="float">
            <text:p>136.91</text:p>
          </table:table-cell>
          <table:table-cell table:formula="of:=INDEX([.V$2:.V$6];MATCH([.$A95];[.$S$2:.$S$6];0))*[.$D95]*[.$B95]" office:value-type="float" office:value="0" calcext:value-type="float">
            <text:p>0</text:p>
          </table:table-cell>
          <table:table-cell table:formula="of:=INDEX([.W$2:.W$6];MATCH([.$A95];[.$S$2:.$S$6];0))*[.$D95]*[.$B95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9-09-01</text:p>
          </table:table-cell>
          <table:table-cell office:value-type="float" office:value="-3.19" calcext:value-type="float">
            <text:p>-3.19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cast</text:p>
          </table:table-cell>
          <table:table-cell table:formula="of:=INDEX([.T$2:.T$6];MATCH([.$A96];[.$S$2:.$S$6];0))*[.$D96]*[.$B96]" office:value-type="float" office:value="3.19" calcext:value-type="float">
            <text:p>3.19</text:p>
          </table:table-cell>
          <table:table-cell table:formula="of:=INDEX([.U$2:.U$6];MATCH([.$A96];[.$S$2:.$S$6];0))*[.$D96]*[.$B96]" office:value-type="float" office:value="3.19" calcext:value-type="float">
            <text:p>3.19</text:p>
          </table:table-cell>
          <table:table-cell table:formula="of:=INDEX([.V$2:.V$6];MATCH([.$A96];[.$S$2:.$S$6];0))*[.$D96]*[.$B96]" office:value-type="float" office:value="0" calcext:value-type="float">
            <text:p>0</text:p>
          </table:table-cell>
          <table:table-cell table:formula="of:=INDEX([.W$2:.W$6];MATCH([.$A96];[.$S$2:.$S$6];0))*[.$D96]*[.$B96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10-01</text:p>
          </table:table-cell>
          <table:table-cell office:value-type="float" office:value="174.31" calcext:value-type="float">
            <text:p>174.31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cast</text:p>
          </table:table-cell>
          <table:table-cell table:formula="of:=INDEX([.T$2:.T$6];MATCH([.$A97];[.$S$2:.$S$6];0))*[.$D97]*[.$B97]" office:value-type="float" office:value="174.31" calcext:value-type="float">
            <text:p>174.31</text:p>
          </table:table-cell>
          <table:table-cell table:formula="of:=INDEX([.U$2:.U$6];MATCH([.$A97];[.$S$2:.$S$6];0))*[.$D97]*[.$B97]" office:value-type="float" office:value="174.31" calcext:value-type="float">
            <text:p>174.31</text:p>
          </table:table-cell>
          <table:table-cell table:formula="of:=INDEX([.V$2:.V$6];MATCH([.$A97];[.$S$2:.$S$6];0))*[.$D97]*[.$B97]" office:value-type="float" office:value="0" calcext:value-type="float">
            <text:p>0</text:p>
          </table:table-cell>
          <table:table-cell table:formula="of:=INDEX([.W$2:.W$6];MATCH([.$A97];[.$S$2:.$S$6];0))*[.$D97]*[.$B97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9-10-01</text:p>
          </table:table-cell>
          <table:table-cell office:value-type="float" office:value="-4.33" calcext:value-type="float">
            <text:p>-4.33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cast</text:p>
          </table:table-cell>
          <table:table-cell table:formula="of:=INDEX([.T$2:.T$6];MATCH([.$A98];[.$S$2:.$S$6];0))*[.$D98]*[.$B98]" office:value-type="float" office:value="4.33" calcext:value-type="float">
            <text:p>4.33</text:p>
          </table:table-cell>
          <table:table-cell table:formula="of:=INDEX([.U$2:.U$6];MATCH([.$A98];[.$S$2:.$S$6];0))*[.$D98]*[.$B98]" office:value-type="float" office:value="4.33" calcext:value-type="float">
            <text:p>4.33</text:p>
          </table:table-cell>
          <table:table-cell table:formula="of:=INDEX([.V$2:.V$6];MATCH([.$A98];[.$S$2:.$S$6];0))*[.$D98]*[.$B98]" office:value-type="float" office:value="0" calcext:value-type="float">
            <text:p>0</text:p>
          </table:table-cell>
          <table:table-cell table:formula="of:=INDEX([.W$2:.W$6];MATCH([.$A98];[.$S$2:.$S$6];0))*[.$D98]*[.$B98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10-01</text:p>
          </table:table-cell>
          <table:table-cell office:value-type="float" office:value="124.11" calcext:value-type="float">
            <text:p>124.11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cast</text:p>
          </table:table-cell>
          <table:table-cell table:formula="of:=INDEX([.T$2:.T$6];MATCH([.$A99];[.$S$2:.$S$6];0))*[.$D99]*[.$B99]" office:value-type="float" office:value="124.11" calcext:value-type="float">
            <text:p>124.11</text:p>
          </table:table-cell>
          <table:table-cell table:formula="of:=INDEX([.U$2:.U$6];MATCH([.$A99];[.$S$2:.$S$6];0))*[.$D99]*[.$B99]" office:value-type="float" office:value="124.11" calcext:value-type="float">
            <text:p>124.11</text:p>
          </table:table-cell>
          <table:table-cell table:formula="of:=INDEX([.V$2:.V$6];MATCH([.$A99];[.$S$2:.$S$6];0))*[.$D99]*[.$B99]" office:value-type="float" office:value="0" calcext:value-type="float">
            <text:p>0</text:p>
          </table:table-cell>
          <table:table-cell table:formula="of:=INDEX([.W$2:.W$6];MATCH([.$A99];[.$S$2:.$S$6];0))*[.$D99]*[.$B99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9-10-01</text:p>
          </table:table-cell>
          <table:table-cell office:value-type="float" office:value="-4.91" calcext:value-type="float">
            <text:p>-4.91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cast</text:p>
          </table:table-cell>
          <table:table-cell table:formula="of:=INDEX([.T$2:.T$6];MATCH([.$A100];[.$S$2:.$S$6];0))*[.$D100]*[.$B100]" office:value-type="float" office:value="4.91" calcext:value-type="float">
            <text:p>4.91</text:p>
          </table:table-cell>
          <table:table-cell table:formula="of:=INDEX([.U$2:.U$6];MATCH([.$A100];[.$S$2:.$S$6];0))*[.$D100]*[.$B100]" office:value-type="float" office:value="4.91" calcext:value-type="float">
            <text:p>4.91</text:p>
          </table:table-cell>
          <table:table-cell table:formula="of:=INDEX([.V$2:.V$6];MATCH([.$A100];[.$S$2:.$S$6];0))*[.$D100]*[.$B100]" office:value-type="float" office:value="0" calcext:value-type="float">
            <text:p>0</text:p>
          </table:table-cell>
          <table:table-cell table:formula="of:=INDEX([.W$2:.W$6];MATCH([.$A100];[.$S$2:.$S$6];0))*[.$D100]*[.$B100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11-01</text:p>
          </table:table-cell>
          <table:table-cell office:value-type="float" office:value="127.46" calcext:value-type="float">
            <text:p>127.46</text:p>
          </table:table-cell>
          <table:table-cell office:value-type="float" office:value="2019" calcext:value-type="float">
            <text:p>201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cast</text:p>
          </table:table-cell>
          <table:table-cell table:formula="of:=INDEX([.T$2:.T$6];MATCH([.$A101];[.$S$2:.$S$6];0))*[.$D101]*[.$B101]" office:value-type="float" office:value="127.46" calcext:value-type="float">
            <text:p>127.46</text:p>
          </table:table-cell>
          <table:table-cell table:formula="of:=INDEX([.U$2:.U$6];MATCH([.$A101];[.$S$2:.$S$6];0))*[.$D101]*[.$B101]" office:value-type="float" office:value="127.46" calcext:value-type="float">
            <text:p>127.46</text:p>
          </table:table-cell>
          <table:table-cell table:formula="of:=INDEX([.V$2:.V$6];MATCH([.$A101];[.$S$2:.$S$6];0))*[.$D101]*[.$B101]" office:value-type="float" office:value="0" calcext:value-type="float">
            <text:p>0</text:p>
          </table:table-cell>
          <table:table-cell table:formula="of:=INDEX([.W$2:.W$6];MATCH([.$A101];[.$S$2:.$S$6];0))*[.$D101]*[.$B101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9-11-01</text:p>
          </table:table-cell>
          <table:table-cell office:value-type="float" office:value="-1.54" calcext:value-type="float">
            <text:p>-1.54</text:p>
          </table:table-cell>
          <table:table-cell office:value-type="float" office:value="2019" calcext:value-type="float">
            <text:p>201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cast</text:p>
          </table:table-cell>
          <table:table-cell table:formula="of:=INDEX([.T$2:.T$6];MATCH([.$A102];[.$S$2:.$S$6];0))*[.$D102]*[.$B102]" office:value-type="float" office:value="1.54" calcext:value-type="float">
            <text:p>1.54</text:p>
          </table:table-cell>
          <table:table-cell table:formula="of:=INDEX([.U$2:.U$6];MATCH([.$A102];[.$S$2:.$S$6];0))*[.$D102]*[.$B102]" office:value-type="float" office:value="1.54" calcext:value-type="float">
            <text:p>1.54</text:p>
          </table:table-cell>
          <table:table-cell table:formula="of:=INDEX([.V$2:.V$6];MATCH([.$A102];[.$S$2:.$S$6];0))*[.$D102]*[.$B102]" office:value-type="float" office:value="0" calcext:value-type="float">
            <text:p>0</text:p>
          </table:table-cell>
          <table:table-cell table:formula="of:=INDEX([.W$2:.W$6];MATCH([.$A102];[.$S$2:.$S$6];0))*[.$D102]*[.$B102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11-01</text:p>
          </table:table-cell>
          <table:table-cell office:value-type="float" office:value="162.41" calcext:value-type="float">
            <text:p>162.41</text:p>
          </table:table-cell>
          <table:table-cell office:value-type="float" office:value="2019" calcext:value-type="float">
            <text:p>201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cast</text:p>
          </table:table-cell>
          <table:table-cell table:formula="of:=INDEX([.T$2:.T$6];MATCH([.$A103];[.$S$2:.$S$6];0))*[.$D103]*[.$B103]" office:value-type="float" office:value="162.41" calcext:value-type="float">
            <text:p>162.41</text:p>
          </table:table-cell>
          <table:table-cell table:formula="of:=INDEX([.U$2:.U$6];MATCH([.$A103];[.$S$2:.$S$6];0))*[.$D103]*[.$B103]" office:value-type="float" office:value="162.41" calcext:value-type="float">
            <text:p>162.41</text:p>
          </table:table-cell>
          <table:table-cell table:formula="of:=INDEX([.V$2:.V$6];MATCH([.$A103];[.$S$2:.$S$6];0))*[.$D103]*[.$B103]" office:value-type="float" office:value="0" calcext:value-type="float">
            <text:p>0</text:p>
          </table:table-cell>
          <table:table-cell table:formula="of:=INDEX([.W$2:.W$6];MATCH([.$A103];[.$S$2:.$S$6];0))*[.$D103]*[.$B103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9-11-01</text:p>
          </table:table-cell>
          <table:table-cell office:value-type="float" office:value="-15.2" calcext:value-type="float">
            <text:p>-15.2</text:p>
          </table:table-cell>
          <table:table-cell office:value-type="float" office:value="2019" calcext:value-type="float">
            <text:p>201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cast</text:p>
          </table:table-cell>
          <table:table-cell table:formula="of:=INDEX([.T$2:.T$6];MATCH([.$A104];[.$S$2:.$S$6];0))*[.$D104]*[.$B104]" office:value-type="float" office:value="15.2" calcext:value-type="float">
            <text:p>15.2</text:p>
          </table:table-cell>
          <table:table-cell table:formula="of:=INDEX([.U$2:.U$6];MATCH([.$A104];[.$S$2:.$S$6];0))*[.$D104]*[.$B104]" office:value-type="float" office:value="15.2" calcext:value-type="float">
            <text:p>15.2</text:p>
          </table:table-cell>
          <table:table-cell table:formula="of:=INDEX([.V$2:.V$6];MATCH([.$A104];[.$S$2:.$S$6];0))*[.$D104]*[.$B104]" office:value-type="float" office:value="0" calcext:value-type="float">
            <text:p>0</text:p>
          </table:table-cell>
          <table:table-cell table:formula="of:=INDEX([.W$2:.W$6];MATCH([.$A104];[.$S$2:.$S$6];0))*[.$D104]*[.$B104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12-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cast</text:p>
          </table:table-cell>
          <table:table-cell table:formula="of:=INDEX([.T$2:.T$6];MATCH([.$A105];[.$S$2:.$S$6];0))*[.$D105]*[.$B105]" office:value-type="float" office:value="133.98" calcext:value-type="float">
            <text:p>133.98</text:p>
          </table:table-cell>
          <table:table-cell table:formula="of:=INDEX([.U$2:.U$6];MATCH([.$A105];[.$S$2:.$S$6];0))*[.$D105]*[.$B105]" office:value-type="float" office:value="133.98" calcext:value-type="float">
            <text:p>133.98</text:p>
          </table:table-cell>
          <table:table-cell table:formula="of:=INDEX([.V$2:.V$6];MATCH([.$A105];[.$S$2:.$S$6];0))*[.$D105]*[.$B105]" office:value-type="float" office:value="0" calcext:value-type="float">
            <text:p>0</text:p>
          </table:table-cell>
          <table:table-cell table:formula="of:=INDEX([.W$2:.W$6];MATCH([.$A105];[.$S$2:.$S$6];0))*[.$D105]*[.$B105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9-12-01</text:p>
          </table:table-cell>
          <table:table-cell office:value-type="float" office:value="-5.53" calcext:value-type="float">
            <text:p>-5.53</text:p>
          </table:table-cell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cast</text:p>
          </table:table-cell>
          <table:table-cell table:formula="of:=INDEX([.T$2:.T$6];MATCH([.$A106];[.$S$2:.$S$6];0))*[.$D106]*[.$B106]" office:value-type="float" office:value="5.53" calcext:value-type="float">
            <text:p>5.53</text:p>
          </table:table-cell>
          <table:table-cell table:formula="of:=INDEX([.U$2:.U$6];MATCH([.$A106];[.$S$2:.$S$6];0))*[.$D106]*[.$B106]" office:value-type="float" office:value="5.53" calcext:value-type="float">
            <text:p>5.53</text:p>
          </table:table-cell>
          <table:table-cell table:formula="of:=INDEX([.V$2:.V$6];MATCH([.$A106];[.$S$2:.$S$6];0))*[.$D106]*[.$B106]" office:value-type="float" office:value="0" calcext:value-type="float">
            <text:p>0</text:p>
          </table:table-cell>
          <table:table-cell table:formula="of:=INDEX([.W$2:.W$6];MATCH([.$A106];[.$S$2:.$S$6];0))*[.$D106]*[.$B106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12-01</text:p>
          </table:table-cell>
          <table:table-cell office:value-type="float" office:value="111.53" calcext:value-type="float">
            <text:p>111.53</text:p>
          </table:table-cell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cast</text:p>
          </table:table-cell>
          <table:table-cell table:formula="of:=INDEX([.T$2:.T$6];MATCH([.$A107];[.$S$2:.$S$6];0))*[.$D107]*[.$B107]" office:value-type="float" office:value="111.53" calcext:value-type="float">
            <text:p>111.53</text:p>
          </table:table-cell>
          <table:table-cell table:formula="of:=INDEX([.U$2:.U$6];MATCH([.$A107];[.$S$2:.$S$6];0))*[.$D107]*[.$B107]" office:value-type="float" office:value="111.53" calcext:value-type="float">
            <text:p>111.53</text:p>
          </table:table-cell>
          <table:table-cell table:formula="of:=INDEX([.V$2:.V$6];MATCH([.$A107];[.$S$2:.$S$6];0))*[.$D107]*[.$B107]" office:value-type="float" office:value="0" calcext:value-type="float">
            <text:p>0</text:p>
          </table:table-cell>
          <table:table-cell table:formula="of:=INDEX([.W$2:.W$6];MATCH([.$A107];[.$S$2:.$S$6];0))*[.$D107]*[.$B107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rkingCapit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019-12-01</text:p>
          </table:table-cell>
          <table:table-cell office:value-type="float" office:value="-9.12" calcext:value-type="float">
            <text:p>-9.12</text:p>
          </table:table-cell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cast</text:p>
          </table:table-cell>
          <table:table-cell table:formula="of:=INDEX([.T$2:.T$6];MATCH([.$A108];[.$S$2:.$S$6];0))*[.$D108]*[.$B108]" office:value-type="float" office:value="9.12" calcext:value-type="float">
            <text:p>9.12</text:p>
          </table:table-cell>
          <table:table-cell table:formula="of:=INDEX([.U$2:.U$6];MATCH([.$A108];[.$S$2:.$S$6];0))*[.$D108]*[.$B108]" office:value-type="float" office:value="9.12" calcext:value-type="float">
            <text:p>9.12</text:p>
          </table:table-cell>
          <table:table-cell table:formula="of:=INDEX([.V$2:.V$6];MATCH([.$A108];[.$S$2:.$S$6];0))*[.$D108]*[.$B108]" office:value-type="float" office:value="0" calcext:value-type="float">
            <text:p>0</text:p>
          </table:table-cell>
          <table:table-cell table:formula="of:=INDEX([.W$2:.W$6];MATCH([.$A108];[.$S$2:.$S$6];0))*[.$D108]*[.$B108]" office:value-type="float" office:value="0" calcext:value-type="float">
            <text:p>0</text:p>
          </table:table-cell>
          <table:table-cell table:number-columns-repeated="11"/>
        </table:table-row>
      </table:table>
      <table:table table:name="Pivot Table_Accounts_1" table:style-name="ta1">
        <table:table-column table:style-name="co9" table:number-columns-repeated="5" table:default-cell-style-name="Default"/>
        <table:table-row table:style-name="ro1">
          <table:table-cell table:style-name="ce2"/>
          <table:table-cell table:style-name="ce7" office:value-type="string" calcext:value-type="string">
            <text:p>yr</text:p>
          </table:table-cell>
          <table:table-cell table:style-name="ce12" table:number-columns-repeated="2"/>
          <table:table-cell table:style-name="ce20"/>
        </table:table-row>
        <table:table-row table:style-name="ro1">
          <table:table-cell table:style-name="ce3" office:value-type="string" calcext:value-type="string">
            <text:p>Data</text:p>
          </table:table-cell>
          <table:table-cell table:style-name="ce8" office:value-type="float" office:value="2018" calcext:value-type="float">
            <text:p>2018</text:p>
          </table:table-cell>
          <table:table-cell table:style-name="ce13" office:value-type="float" office:value="2019" calcext:value-type="float">
            <text:p>2019</text:p>
          </table:table-cell>
          <table:table-cell table:style-name="ce13" office:value-type="float" office:value="2020" calcext:value-type="float">
            <text:p>2020</text:p>
          </table:table-cell>
          <table:table-cell table:style-name="ce21" office:value-type="string" calcext:value-type="string">
            <text:p>Total Result</text:p>
          </table:table-cell>
        </table:table-row>
        <table:table-row table:style-name="ro1">
          <table:table-cell table:style-name="ce4" office:value-type="string" calcext:value-type="string">
            <text:p>Sum - PL</text:p>
          </table:table-cell>
          <table:table-cell table:style-name="ce9" office:value-type="float" office:value="925.5" calcext:value-type="float">
            <text:p>925.5</text:p>
          </table:table-cell>
          <table:table-cell table:style-name="ce14" office:value-type="float" office:value="6379.15" calcext:value-type="float">
            <text:p>6379.15</text:p>
          </table:table-cell>
          <table:table-cell table:style-name="ce17" office:value-type="float" office:value="0" calcext:value-type="float">
            <text:p>0</text:p>
          </table:table-cell>
          <table:table-cell table:style-name="ce22" office:value-type="float" office:value="7304.65" calcext:value-type="float">
            <text:p>7304.65</text:p>
          </table:table-cell>
        </table:table-row>
        <table:table-row table:style-name="ro1">
          <table:table-cell table:style-name="ce5" office:value-type="string" calcext:value-type="string">
            <text:p>Sum - CF</text:p>
          </table:table-cell>
          <table:table-cell table:style-name="ce10" office:value-type="float" office:value="3951.5" calcext:value-type="float">
            <text:p>3951.5</text:p>
          </table:table-cell>
          <table:table-cell table:style-name="ce15" office:value-type="float" office:value="6460.15" calcext:value-type="float">
            <text:p>6460.15</text:p>
          </table:table-cell>
          <table:table-cell table:style-name="ce18" office:value-type="float" office:value="1003" calcext:value-type="float">
            <text:p>1003</text:p>
          </table:table-cell>
          <table:table-cell table:style-name="ce23" office:value-type="float" office:value="11414.65" calcext:value-type="float">
            <text:p>11414.65</text:p>
          </table:table-cell>
        </table:table-row>
        <table:table-row table:style-name="ro1">
          <table:table-cell table:style-name="ce5" office:value-type="string" calcext:value-type="string">
            <text:p>Sum - EQ</text:p>
          </table:table-cell>
          <table:table-cell table:style-name="ce10" office:value-type="float" office:value="1000" calcext:value-type="float">
            <text:p>100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3" office:value-type="float" office:value="1000" calcext:value-type="float">
            <text:p>1000</text:p>
          </table:table-cell>
        </table:table-row>
        <table:table-row table:style-name="ro1">
          <table:table-cell table:style-name="ce6" office:value-type="string" calcext:value-type="string">
            <text:p>Sum - DB</text:p>
          </table:table-cell>
          <table:table-cell table:style-name="ce11" office:value-type="float" office:value="2026" calcext:value-type="float">
            <text:p>2026</text:p>
          </table:table-cell>
          <table:table-cell table:style-name="ce16" office:value-type="float" office:value="81" calcext:value-type="float">
            <text:p>81</text:p>
          </table:table-cell>
          <table:table-cell table:style-name="ce19" office:value-type="float" office:value="1003" calcext:value-type="float">
            <text:p>1003</text:p>
          </table:table-cell>
          <table:table-cell table:style-name="ce24" office:value-type="float" office:value="3110" calcext:value-type="float">
            <text:p>311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L</text:p>
          </table:table-cell>
          <table:table-cell table:formula="of:=[.B3]" office:value-type="float" office:value="925.5" calcext:value-type="float">
            <text:p>925.5</text:p>
          </table:table-cell>
          <table:table-cell table:formula="of:=[.C3]" office:value-type="float" office:value="6379.15" calcext:value-type="float">
            <text:p>6379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</text:p>
          </table:table-cell>
          <table:table-cell table:formula="of:=[.B4]" office:value-type="float" office:value="3951.5" calcext:value-type="float">
            <text:p>3951.5</text:p>
          </table:table-cell>
          <table:table-cell table:formula="of:=[.C4]" office:value-type="float" office:value="6460.15" calcext:value-type="float">
            <text:p>646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</text:p>
          </table:table-cell>
          <table:table-cell table:formula="of:=[.B5]" office:value-type="float" office:value="1000" calcext:value-type="float">
            <text:p>1000</text:p>
          </table:table-cell>
          <table:table-cell table:formula="of:=[.B10]+[.B8]" office:value-type="float" office:value="1925.5" calcext:value-type="float">
            <text:p>1925.5</text:p>
          </table:table-cell>
          <table:table-cell table:formula="of:=[.C10]+[.C8]" office:value-type="float" office:value="8304.65" calcext:value-type="float">
            <text:p>8304.65</text:p>
          </table:table-cell>
          <table:table-cell/>
        </table:table-row>
        <table:table-row table:style-name="ro1">
          <table:table-cell office:value-type="string" calcext:value-type="string">
            <text:p>DB</text:p>
          </table:table-cell>
          <table:table-cell table:formula="of:=[.B6]" office:value-type="float" office:value="2026" calcext:value-type="float">
            <text:p>2026</text:p>
          </table:table-cell>
          <table:table-cell table:formula="of:=[.B11]+[.C6]" office:value-type="float" office:value="2107" calcext:value-type="float">
            <text:p>2107</text:p>
          </table:table-cell>
          <table:table-cell table:formula="of:=[.C11]+[.D6]" office:value-type="float" office:value="3110" calcext:value-type="float">
            <text:p>3110</text:p>
          </table:table-cell>
          <table:table-cell/>
        </table:table-row>
        <table:table-row table:style-name="ro1">
          <table:table-cell office:value-type="string" calcext:value-type="string">
            <text:p>AS</text:p>
          </table:table-cell>
          <table:table-cell table:formula="of:=[.B11]+[.B10]" office:value-type="float" office:value="3026" calcext:value-type="float">
            <text:p>3026</text:p>
          </table:table-cell>
          <table:table-cell table:formula="of:=[.C11]+[.C10]" office:value-type="float" office:value="4032.5" calcext:value-type="float">
            <text:p>4032.5</text:p>
          </table:table-cell>
          <table:table-cell table:formula="of:=[.D11]+[.D10]" office:value-type="float" office:value="11414.65" calcext:value-type="float">
            <text:p>11414.65</text:p>
          </table:table-cell>
          <table:table-cell/>
        </table:table-row>
      </table:table>
      <table:named-expressions/>
      <table:data-pilot-tables>
        <table:data-pilot-table table:name="DataPilot1" table:application-data="" table:target-range-address="'Pivot Table_Accounts_1'.A1:'Pivot Table_Accounts_1'.E6" table:buttons="'Pivot Table_Accounts_1'.A2 'Pivot Table_Accounts_1'.B1" table:show-filter-button="false" table:drill-down-on-double-click="false">
          <table:source-cell-range table:cell-range-address="Accounts.A1:Accounts.L108"/>
          <table:data-pilot-field table:source-field-name="yr" table:orientation="column" table:used-hierarchy="0" table:function="auto">
            <table:data-pilot-level table:show-empty="false" calcext:repeat-item-labels="false">
              <table:data-pilot-members>
                <table:data-pilot-member table:name="2018" table:display="true" table:show-details="true"/>
                <table:data-pilot-member table:name="2019" table:display="true" table:show-details="true"/>
                <table:data-pilot-member table:name="20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PL" table:orientation="data" table:used-hierarchy="0" table:function="sum">
            <table:data-pilot-level table:show-empty="false" calcext:repeat-item-labels="false">
              <table:data-pilot-members>
                <table:data-pilot-member table:name="-10" table:display="true" table:show-details="true"/>
                <table:data-pilot-member table:name="0" table:display="true" table:show-details="true"/>
                <table:data-pilot-member table:name="0.13" table:display="true" table:show-details="true"/>
                <table:data-pilot-member table:name="0.26" table:display="true" table:show-details="true"/>
                <table:data-pilot-member table:name="0.56" table:display="true" table:show-details="true"/>
                <table:data-pilot-member table:name="0.58" table:display="true" table:show-details="true"/>
                <table:data-pilot-member table:name="0.65" table:display="true" table:show-details="true"/>
                <table:data-pilot-member table:name="0.69" table:display="true" table:show-details="true"/>
                <table:data-pilot-member table:name="0.75" table:display="true" table:show-details="true"/>
                <table:data-pilot-member table:name="0.8" table:display="true" table:show-details="true"/>
                <table:data-pilot-member table:name="0.83" table:display="true" table:show-details="true"/>
                <table:data-pilot-member table:name="0.88" table:display="true" table:show-details="true"/>
                <table:data-pilot-member table:name="0.98" table:display="true" table:show-details="true"/>
                <table:data-pilot-member table:name="1.03" table:display="true" table:show-details="true"/>
                <table:data-pilot-member table:name="1.19" table:display="true" table:show-details="true"/>
                <table:data-pilot-member table:name="1.39" table:display="true" table:show-details="true"/>
                <table:data-pilot-member table:name="1.47" table:display="true" table:show-details="true"/>
                <table:data-pilot-member table:name="1.54" table:display="true" table:show-details="true"/>
                <table:data-pilot-member table:name="1.63" table:display="true" table:show-details="true"/>
                <table:data-pilot-member table:name="1.67" table:display="true" table:show-details="true"/>
                <table:data-pilot-member table:name="1.68" table:display="true" table:show-details="true"/>
                <table:data-pilot-member table:name="2.22" table:display="true" table:show-details="true"/>
                <table:data-pilot-member table:name="2.88" table:display="true" table:show-details="true"/>
                <table:data-pilot-member table:name="3.18" table:display="true" table:show-details="true"/>
                <table:data-pilot-member table:name="3.19" table:display="true" table:show-details="true"/>
                <table:data-pilot-member table:name="3.25" table:display="true" table:show-details="true"/>
                <table:data-pilot-member table:name="3.97" table:display="true" table:show-details="true"/>
                <table:data-pilot-member table:name="4.13" table:display="true" table:show-details="true"/>
                <table:data-pilot-member table:name="4.33" table:display="true" table:show-details="true"/>
                <table:data-pilot-member table:name="4.91" table:display="true" table:show-details="true"/>
                <table:data-pilot-member table:name="5.16" table:display="true" table:show-details="true"/>
                <table:data-pilot-member table:name="5.53" table:display="true" table:show-details="true"/>
                <table:data-pilot-member table:name="6.81" table:display="true" table:show-details="true"/>
                <table:data-pilot-member table:name="9.12" table:display="true" table:show-details="true"/>
                <table:data-pilot-member table:name="10.82" table:display="true" table:show-details="true"/>
                <table:data-pilot-member table:name="11" table:display="true" table:show-details="true"/>
                <table:data-pilot-member table:name="11.36" table:display="true" table:show-details="true"/>
                <table:data-pilot-member table:name="11.66" table:display="true" table:show-details="true"/>
                <table:data-pilot-member table:name="12.57" table:display="true" table:show-details="true"/>
                <table:data-pilot-member table:name="13.11" table:display="true" table:show-details="true"/>
                <table:data-pilot-member table:name="13.23" table:display="true" table:show-details="true"/>
                <table:data-pilot-member table:name="13.45" table:display="true" table:show-details="true"/>
                <table:data-pilot-member table:name="15.2" table:display="true" table:show-details="true"/>
                <table:data-pilot-member table:name="16.8" table:display="true" table:show-details="true"/>
                <table:data-pilot-member table:name="16.87" table:display="true" table:show-details="true"/>
                <table:data-pilot-member table:name="16.96" table:display="true" table:show-details="true"/>
                <table:data-pilot-member table:name="17.48" table:display="true" table:show-details="true"/>
                <table:data-pilot-member table:name="17.56" table:display="true" table:show-details="true"/>
                <table:data-pilot-member table:name="18.87" table:display="true" table:show-details="true"/>
                <table:data-pilot-member table:name="19.42" table:display="true" table:show-details="true"/>
                <table:data-pilot-member table:name="19.59" table:display="true" table:show-details="true"/>
                <table:data-pilot-member table:name="20.13" table:display="true" table:show-details="true"/>
                <table:data-pilot-member table:name="20.4" table:display="true" table:show-details="true"/>
                <table:data-pilot-member table:name="22.22" table:display="true" table:show-details="true"/>
                <table:data-pilot-member table:name="22.6" table:display="true" table:show-details="true"/>
                <table:data-pilot-member table:name="23.48" table:display="true" table:show-details="true"/>
                <table:data-pilot-member table:name="23.65" table:display="true" table:show-details="true"/>
                <table:data-pilot-member table:name="24.3" table:display="true" table:show-details="true"/>
                <table:data-pilot-member table:name="26.75" table:display="true" table:show-details="true"/>
                <table:data-pilot-member table:name="27.86" table:display="true" table:show-details="true"/>
                <table:data-pilot-member table:name="28.35" table:display="true" table:show-details="true"/>
                <table:data-pilot-member table:name="33.71" table:display="true" table:show-details="true"/>
                <table:data-pilot-member table:name="36.84" table:display="true" table:show-details="true"/>
                <table:data-pilot-member table:name="40.17" table:display="true" table:show-details="true"/>
                <table:data-pilot-member table:name="40.48" table:display="true" table:show-details="true"/>
                <table:data-pilot-member table:name="40.73" table:display="true" table:show-details="true"/>
                <table:data-pilot-member table:name="42.64" table:display="true" table:show-details="true"/>
                <table:data-pilot-member table:name="44.57" table:display="true" table:show-details="true"/>
                <table:data-pilot-member table:name="51.62" table:display="true" table:show-details="true"/>
                <table:data-pilot-member table:name="59.34" table:display="true" table:show-details="true"/>
                <table:data-pilot-member table:name="62.19" table:display="true" table:show-details="true"/>
                <table:data-pilot-member table:name="80.82" table:display="true" table:show-details="true"/>
                <table:data-pilot-member table:name="100" table:display="true" table:show-details="true"/>
                <table:data-pilot-member table:name="111.53" table:display="true" table:show-details="true"/>
                <table:data-pilot-member table:name="124.11" table:display="true" table:show-details="true"/>
                <table:data-pilot-member table:name="127.46" table:display="true" table:show-details="true"/>
                <table:data-pilot-member table:name="133.98" table:display="true" table:show-details="true"/>
                <table:data-pilot-member table:name="136.91" table:display="true" table:show-details="true"/>
                <table:data-pilot-member table:name="146.87" table:display="true" table:show-details="true"/>
                <table:data-pilot-member table:name="162.41" table:display="true" table:show-details="true"/>
                <table:data-pilot-member table:name="174.31" table:display="true" table:show-details="true"/>
                <table:data-pilot-member table:name="196.78" table:display="true" table:show-details="true"/>
                <table:data-pilot-member table:name="200" table:display="true" table:show-details="true"/>
                <table:data-pilot-member table:name="208.7" table:display="true" table:show-details="true"/>
                <table:data-pilot-member table:name="214.99" table:display="true" table:show-details="true"/>
                <table:data-pilot-member table:name="247.14" table:display="true" table:show-details="true"/>
                <table:data-pilot-member table:name="248.34" table:display="true" table:show-details="true"/>
                <table:data-pilot-member table:name="256.86" table:display="true" table:show-details="true"/>
                <table:data-pilot-member table:name="283.14" table:display="true" table:show-details="true"/>
                <table:data-pilot-member table:name="285.67" table:display="true" table:show-details="true"/>
                <table:data-pilot-member table:name="306.39" table:display="true" table:show-details="true"/>
                <table:data-pilot-member table:name="307.73" table:display="true" table:show-details="true"/>
                <table:data-pilot-member table:name="325.83" table:display="true" table:show-details="true"/>
                <table:data-pilot-member table:name="335.85" table:display="true" table:show-details="true"/>
                <table:data-pilot-member table:name="410.81" table:display="true" table:show-details="true"/>
                <table:data-pilot-member table:name="433.42" table:display="true" table:show-details="true"/>
                <table:data-pilot-member table:name="628.0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F" table:orientation="data" table:used-hierarchy="0" table:function="sum">
            <table:data-pilot-level table:show-empty="false" calcext:repeat-item-labels="false">
              <table:data-pilot-members>
                <table:data-pilot-member table:name="-10" table:display="true" table:show-details="true"/>
                <table:data-pilot-member table:name="0.13" table:display="true" table:show-details="true"/>
                <table:data-pilot-member table:name="0.26" table:display="true" table:show-details="true"/>
                <table:data-pilot-member table:name="0.56" table:display="true" table:show-details="true"/>
                <table:data-pilot-member table:name="0.58" table:display="true" table:show-details="true"/>
                <table:data-pilot-member table:name="0.65" table:display="true" table:show-details="true"/>
                <table:data-pilot-member table:name="0.69" table:display="true" table:show-details="true"/>
                <table:data-pilot-member table:name="0.75" table:display="true" table:show-details="true"/>
                <table:data-pilot-member table:name="0.8" table:display="true" table:show-details="true"/>
                <table:data-pilot-member table:name="0.83" table:display="true" table:show-details="true"/>
                <table:data-pilot-member table:name="0.88" table:display="true" table:show-details="true"/>
                <table:data-pilot-member table:name="0.98" table:display="true" table:show-details="true"/>
                <table:data-pilot-member table:name="1.03" table:display="true" table:show-details="true"/>
                <table:data-pilot-member table:name="1.19" table:display="true" table:show-details="true"/>
                <table:data-pilot-member table:name="1.39" table:display="true" table:show-details="true"/>
                <table:data-pilot-member table:name="1.47" table:display="true" table:show-details="true"/>
                <table:data-pilot-member table:name="1.54" table:display="true" table:show-details="true"/>
                <table:data-pilot-member table:name="1.63" table:display="true" table:show-details="true"/>
                <table:data-pilot-member table:name="1.67" table:display="true" table:show-details="true"/>
                <table:data-pilot-member table:name="1.68" table:display="true" table:show-details="true"/>
                <table:data-pilot-member table:name="2.22" table:display="true" table:show-details="true"/>
                <table:data-pilot-member table:name="2.88" table:display="true" table:show-details="true"/>
                <table:data-pilot-member table:name="3" table:display="true" table:show-details="true"/>
                <table:data-pilot-member table:name="3.18" table:display="true" table:show-details="true"/>
                <table:data-pilot-member table:name="3.19" table:display="true" table:show-details="true"/>
                <table:data-pilot-member table:name="3.25" table:display="true" table:show-details="true"/>
                <table:data-pilot-member table:name="3.97" table:display="true" table:show-details="true"/>
                <table:data-pilot-member table:name="4.13" table:display="true" table:show-details="true"/>
                <table:data-pilot-member table:name="4.33" table:display="true" table:show-details="true"/>
                <table:data-pilot-member table:name="4.91" table:display="true" table:show-details="true"/>
                <table:data-pilot-member table:name="5.16" table:display="true" table:show-details="true"/>
                <table:data-pilot-member table:name="5.53" table:display="true" table:show-details="true"/>
                <table:data-pilot-member table:name="6.81" table:display="true" table:show-details="true"/>
                <table:data-pilot-member table:name="9.12" table:display="true" table:show-details="true"/>
                <table:data-pilot-member table:name="10.82" table:display="true" table:show-details="true"/>
                <table:data-pilot-member table:name="11" table:display="true" table:show-details="true"/>
                <table:data-pilot-member table:name="11.36" table:display="true" table:show-details="true"/>
                <table:data-pilot-member table:name="11.66" table:display="true" table:show-details="true"/>
                <table:data-pilot-member table:name="12.57" table:display="true" table:show-details="true"/>
                <table:data-pilot-member table:name="13.11" table:display="true" table:show-details="true"/>
                <table:data-pilot-member table:name="13.23" table:display="true" table:show-details="true"/>
                <table:data-pilot-member table:name="13.45" table:display="true" table:show-details="true"/>
                <table:data-pilot-member table:name="15.2" table:display="true" table:show-details="true"/>
                <table:data-pilot-member table:name="16.8" table:display="true" table:show-details="true"/>
                <table:data-pilot-member table:name="16.87" table:display="true" table:show-details="true"/>
                <table:data-pilot-member table:name="16.96" table:display="true" table:show-details="true"/>
                <table:data-pilot-member table:name="17.48" table:display="true" table:show-details="true"/>
                <table:data-pilot-member table:name="17.56" table:display="true" table:show-details="true"/>
                <table:data-pilot-member table:name="18.87" table:display="true" table:show-details="true"/>
                <table:data-pilot-member table:name="19.42" table:display="true" table:show-details="true"/>
                <table:data-pilot-member table:name="19.59" table:display="true" table:show-details="true"/>
                <table:data-pilot-member table:name="20.13" table:display="true" table:show-details="true"/>
                <table:data-pilot-member table:name="20.4" table:display="true" table:show-details="true"/>
                <table:data-pilot-member table:name="22.22" table:display="true" table:show-details="true"/>
                <table:data-pilot-member table:name="22.6" table:display="true" table:show-details="true"/>
                <table:data-pilot-member table:name="23.48" table:display="true" table:show-details="true"/>
                <table:data-pilot-member table:name="23.65" table:display="true" table:show-details="true"/>
                <table:data-pilot-member table:name="24.3" table:display="true" table:show-details="true"/>
                <table:data-pilot-member table:name="26" table:display="true" table:show-details="true"/>
                <table:data-pilot-member table:name="26.75" table:display="true" table:show-details="true"/>
                <table:data-pilot-member table:name="27.86" table:display="true" table:show-details="true"/>
                <table:data-pilot-member table:name="28.35" table:display="true" table:show-details="true"/>
                <table:data-pilot-member table:name="33.71" table:display="true" table:show-details="true"/>
                <table:data-pilot-member table:name="36.84" table:display="true" table:show-details="true"/>
                <table:data-pilot-member table:name="40.17" table:display="true" table:show-details="true"/>
                <table:data-pilot-member table:name="40.48" table:display="true" table:show-details="true"/>
                <table:data-pilot-member table:name="40.73" table:display="true" table:show-details="true"/>
                <table:data-pilot-member table:name="42.64" table:display="true" table:show-details="true"/>
                <table:data-pilot-member table:name="44.57" table:display="true" table:show-details="true"/>
                <table:data-pilot-member table:name="51.62" table:display="true" table:show-details="true"/>
                <table:data-pilot-member table:name="59.34" table:display="true" table:show-details="true"/>
                <table:data-pilot-member table:name="62.19" table:display="true" table:show-details="true"/>
                <table:data-pilot-member table:name="80.82" table:display="true" table:show-details="true"/>
                <table:data-pilot-member table:name="100" table:display="true" table:show-details="true"/>
                <table:data-pilot-member table:name="111.53" table:display="true" table:show-details="true"/>
                <table:data-pilot-member table:name="124.11" table:display="true" table:show-details="true"/>
                <table:data-pilot-member table:name="127.46" table:display="true" table:show-details="true"/>
                <table:data-pilot-member table:name="133.98" table:display="true" table:show-details="true"/>
                <table:data-pilot-member table:name="136.91" table:display="true" table:show-details="true"/>
                <table:data-pilot-member table:name="146.87" table:display="true" table:show-details="true"/>
                <table:data-pilot-member table:name="162.41" table:display="true" table:show-details="true"/>
                <table:data-pilot-member table:name="174.31" table:display="true" table:show-details="true"/>
                <table:data-pilot-member table:name="196.78" table:display="true" table:show-details="true"/>
                <table:data-pilot-member table:name="200" table:display="true" table:show-details="true"/>
                <table:data-pilot-member table:name="208.7" table:display="true" table:show-details="true"/>
                <table:data-pilot-member table:name="214.99" table:display="true" table:show-details="true"/>
                <table:data-pilot-member table:name="247.14" table:display="true" table:show-details="true"/>
                <table:data-pilot-member table:name="248.34" table:display="true" table:show-details="true"/>
                <table:data-pilot-member table:name="256.86" table:display="true" table:show-details="true"/>
                <table:data-pilot-member table:name="283.14" table:display="true" table:show-details="true"/>
                <table:data-pilot-member table:name="285.67" table:display="true" table:show-details="true"/>
                <table:data-pilot-member table:name="306.39" table:display="true" table:show-details="true"/>
                <table:data-pilot-member table:name="307.73" table:display="true" table:show-details="true"/>
                <table:data-pilot-member table:name="325.83" table:display="true" table:show-details="true"/>
                <table:data-pilot-member table:name="335.85" table:display="true" table:show-details="true"/>
                <table:data-pilot-member table:name="410.81" table:display="true" table:show-details="true"/>
                <table:data-pilot-member table:name="433.42" table:display="true" table:show-details="true"/>
                <table:data-pilot-member table:name="628.04" table:display="true" table:show-details="true"/>
                <table:data-pilot-member table:name="1000" table:display="true" table:show-details="true"/>
                <table:data-pilot-member table:name="100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Q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B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3" table:display="true" table:show-details="true"/>
                <table:data-pilot-member table:name="26" table:display="true" table:show-details="true"/>
                <table:data-pilot-member table:name="1000" table:display="true" table:show-details="true"/>
                <table:data-pilot-member table:name="100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5T06:09:12.390783975</dc:date>
    <meta:editing-duration>PT15H3M44S</meta:editing-duration>
    <meta:editing-cycles>5</meta:editing-cycles>
    <meta:generator>LibreOffice/5.1.6.2$Linux_X86_64 LibreOffice_project/10m0$Build-2</meta:generator>
    <meta:document-statistic meta:table-count="2" meta:cell-count="1360" meta:object-count="0"/>
  </office:meta>
</office:document-meta>
</file>